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528in"/>
    </style:style>
    <style:style style:name="Table1.B" style:family="table-column">
      <style:table-column-properties style:column-width="4.4125in"/>
    </style:style>
    <style:style style:name="Table1.C" style:family="table-column">
      <style:table-column-properties style:column-width="1.659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1326in"/>
    </style:style>
    <style:style style:name="Table2.B" style:family="table-column">
      <style:table-column-properties style:column-width="2.5104in"/>
    </style:style>
    <style:style style:name="Table2.C" style:family="table-column">
      <style:table-column-properties style:column-width="2.28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6549in"/>
    </style:style>
    <style:style style:name="Table3.B" style:family="table-column">
      <style:table-column-properties style:column-width="3.0042in"/>
    </style:style>
    <style:style style:name="Table3.C" style:family="table-column">
      <style:table-column-properties style:column-width="2.26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6389in"/>
    </style:style>
    <style:style style:name="Table4.B" style:family="table-column">
      <style:table-column-properties style:column-width="1.3924in"/>
    </style:style>
    <style:style style:name="Table4.C" style:family="table-column">
      <style:table-column-properties style:column-width="2.893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3007in" table:align="left"/>
    </style:style>
    <style:style style:name="Table5.A" style:family="table-column">
      <style:table-column-properties style:column-width="1.6882in"/>
    </style:style>
    <style:style style:name="Table5.B" style:family="table-column">
      <style:table-column-properties style:column-width="4.61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9174in"/>
    </style:style>
    <style:style style:name="Table6.B" style:family="table-column">
      <style:table-column-properties style:column-width="1.8181in"/>
    </style:style>
    <style:style style:name="Table6.C" style:family="table-column">
      <style:table-column-properties style:column-width="3.1896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color="#000000" loext:opacity="100%" officeooo:rsid="00146e95" officeooo:paragraph-rsid="00146e95"/>
    </style:style>
    <style:style style:name="P2" style:family="paragraph" style:parent-style-name="Standard">
      <style:text-properties fo:color="#000000" loext:opacity="100%" officeooo:rsid="00146e95" officeooo:paragraph-rsid="00146e95"/>
    </style:style>
    <style:style style:name="P3" style:family="paragraph" style:parent-style-name="Text_20_body">
      <style:text-properties fo:color="#000000" loext:opacity="100%" officeooo:rsid="00146e95" officeooo:paragraph-rsid="00146e95"/>
    </style:style>
    <style:style style:name="P4" style:family="paragraph" style:parent-style-name="Standard">
      <style:text-properties fo:color="#000000" loext:opacity="100%" officeooo:paragraph-rsid="000ef6f0"/>
    </style:style>
    <style:style style:name="P5" style:family="paragraph" style:parent-style-name="Standard">
      <style:text-properties fo:color="#000000" loext:opacity="100%" officeooo:paragraph-rsid="00146e95"/>
    </style:style>
    <style:style style:name="P6" style:family="paragraph" style:parent-style-name="Standard">
      <style:text-properties fo:color="#000000" loext:opacity="100%" officeooo:rsid="0015093c" officeooo:paragraph-rsid="0015093c"/>
    </style:style>
    <style:style style:name="P7" style:family="paragraph" style:parent-style-name="Standard">
      <style:text-properties fo:color="#000000" loext:opacity="100%" officeooo:rsid="0015093c" officeooo:paragraph-rsid="00208186"/>
    </style:style>
    <style:style style:name="P8" style:family="paragraph" style:parent-style-name="Standard">
      <style:text-properties fo:color="#000000" loext:opacity="100%" officeooo:paragraph-rsid="00208186"/>
    </style:style>
    <style:style style:name="P9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</style:style>
    <style:style style:name="P11" style:family="paragraph" style:parent-style-name="Preformatted_20_Text">
      <style:paragraph-properties fo:line-height="150%" fo:text-align="start" style:justify-single-word="false"/>
    </style:style>
    <style:style style:name="P12" style:family="paragraph" style:parent-style-name="Preformatted_20_Text">
      <style:paragraph-properties fo:margin-top="0in" fo:margin-bottom="0.1965in" style:contextual-spacing="false" fo:line-height="150%" fo:text-align="start" style:justify-single-word="fals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line-height="150%" fo:text-align="start" style:justify-single-word="false"/>
      <style:text-properties fo:font-style="italic"/>
    </style:style>
    <style:style style:name="P15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/>
    </style:style>
    <style:style style:name="P16" style:family="paragraph" style:parent-style-name="Standard">
      <style:text-properties officeooo:rsid="000ce83f" officeooo:paragraph-rsid="000ce83f"/>
    </style:style>
    <style:style style:name="P17" style:family="paragraph" style:parent-style-name="Text_20_body">
      <style:text-properties officeooo:rsid="001a1884" officeooo:paragraph-rsid="001a1884"/>
    </style:style>
    <style:style style:name="P18" style:family="paragraph" style:parent-style-name="Text_20_body">
      <style:text-properties officeooo:rsid="001ee143" officeooo:paragraph-rsid="001ee143"/>
    </style:style>
    <style:style style:name="P19" style:family="paragraph" style:parent-style-name="Text_20_body">
      <style:text-properties officeooo:rsid="0020184c" officeooo:paragraph-rsid="0020184c"/>
    </style:style>
    <style:style style:name="P20" style:family="paragraph" style:parent-style-name="Heading_20_2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46e95" officeooo:paragraph-rsid="00146e95" style:text-blinking="false" fo:background-color="transparen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46e95" officeooo:paragraph-rsid="00146e95" style:text-blinking="false" fo:background-color="transparent"/>
    </style:style>
    <style:style style:name="P22" style:family="paragraph" style:parent-style-name="Heading_20_3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2f3d0" style:text-blinking="false" fo:background-color="transparen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2f3d0" officeooo:paragraph-rsid="00208186" style:text-blinking="false" fo:background-color="transparent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0ef6f0" officeooo:paragraph-rsid="000ef6f0" style:text-blinking="false" fo:background-color="transparent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paragraph-rsid="000ef6f0" style:text-blinking="false" fo:background-color="transparent"/>
    </style:style>
    <style:style style:name="P26" style:family="paragraph" style:parent-style-name="Heading_20_3">
      <style:text-properties officeooo:paragraph-rsid="00208186"/>
    </style:style>
    <style:style style:name="P27" style:family="paragraph" style:parent-style-name="Standard">
      <style:text-properties officeooo:paragraph-rsid="00208186"/>
    </style:style>
    <style:style style:name="P28" style:family="paragraph" style:parent-style-name="Standard">
      <style:text-properties officeooo:rsid="00208186" officeooo:paragraph-rsid="00208186"/>
    </style:style>
    <style:style style:name="P29" style:family="paragraph" style:parent-style-name="Standard">
      <style:text-properties officeooo:rsid="00208186" officeooo:paragraph-rsid="002167d4"/>
    </style:style>
    <style:style style:name="P30" style:family="paragraph" style:parent-style-name="Standard">
      <style:text-properties officeooo:rsid="002123db" officeooo:paragraph-rsid="002123db"/>
    </style:style>
    <style:style style:name="P31" style:family="paragraph" style:parent-style-name="Standard">
      <style:text-properties officeooo:rsid="002123db" officeooo:paragraph-rsid="002167d4"/>
    </style:style>
    <style:style style:name="P32" style:family="paragraph" style:parent-style-name="Standard">
      <style:paragraph-properties fo:margin-left="0.4925in" fo:text-indent="0in" style:auto-text-indent="false"/>
      <style:text-properties officeooo:rsid="002123db" officeooo:paragraph-rsid="002167d4"/>
    </style:style>
    <style:style style:name="P33" style:family="paragraph" style:parent-style-name="Standard">
      <style:text-properties officeooo:rsid="002167d4" officeooo:paragraph-rsid="002167d4"/>
    </style:style>
    <style:style style:name="P34" style:family="paragraph" style:parent-style-name="Standard">
      <style:text-properties officeooo:rsid="002482eb" officeooo:paragraph-rsid="002482eb"/>
    </style:style>
    <style:style style:name="P35" style:family="paragraph" style:parent-style-name="Standard">
      <style:paragraph-properties fo:margin-left="0.4925in" fo:text-indent="0in" style:auto-text-indent="false"/>
      <style:text-properties officeooo:paragraph-rsid="002482eb"/>
    </style:style>
    <style:style style:name="P36" style:family="paragraph" style:parent-style-name="Standard">
      <style:text-properties officeooo:paragraph-rsid="002482eb"/>
    </style:style>
    <style:style style:name="P37" style:family="paragraph" style:parent-style-name="Standard">
      <style:paragraph-properties fo:margin-left="0.4925in" fo:text-indent="0in" style:auto-text-indent="false"/>
      <style:text-properties officeooo:rsid="00267bb8" officeooo:paragraph-rsid="00267bb8"/>
    </style:style>
    <style:style style:name="P38" style:family="paragraph" style:parent-style-name="Standard">
      <style:paragraph-properties fo:margin-left="0.4925in" fo:text-indent="0in" style:auto-text-indent="false"/>
      <style:text-properties officeooo:paragraph-rsid="00267bb8"/>
    </style:style>
    <style:style style:name="P39" style:family="paragraph" style:parent-style-name="Text_20_body">
      <style:text-properties officeooo:paragraph-rsid="00267bb8"/>
    </style:style>
    <style:style style:name="P40" style:family="paragraph" style:parent-style-name="Standard">
      <style:text-properties officeooo:rsid="0027121a" officeooo:paragraph-rsid="0027121a"/>
    </style:style>
    <style:style style:name="P41" style:family="paragraph" style:parent-style-name="Standard">
      <style:paragraph-properties fo:margin-left="0.4925in" fo:text-indent="0in" style:auto-text-indent="false"/>
      <style:text-properties officeooo:rsid="0027121a" officeooo:paragraph-rsid="0027121a"/>
    </style:style>
    <style:style style:name="P42" style:family="paragraph" style:parent-style-name="Standard">
      <style:text-properties officeooo:rsid="0029351e" officeooo:paragraph-rsid="0029351e"/>
    </style:style>
    <style:style style:name="P43" style:family="paragraph" style:parent-style-name="Standard">
      <style:text-properties officeooo:rsid="002a70b3" officeooo:paragraph-rsid="002a70b3"/>
    </style:style>
    <style:style style:name="P44" style:family="paragraph" style:parent-style-name="Preformatted_20_Text" style:list-style-name="L6"/>
    <style:style style:name="P45" style:family="paragraph" style:parent-style-name="Preformatted_20_Text" style:list-style-name="L6">
      <style:paragraph-properties fo:margin-top="0in" fo:margin-bottom="0.1965in" style:contextual-spacing="false"/>
    </style:style>
    <style:style style:name="P46" style:family="paragraph" style:parent-style-name="Preformatted_20_Text" style:list-style-name="L6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</style:style>
    <style:style style:name="P47" style:family="paragraph" style:parent-style-name="Preformatted_20_Text" style:list-style-name="L6">
      <style:paragraph-properties fo:margin-left="0in" fo:margin-right="0in" fo:line-height="150%" fo:text-align="start" style:justify-single-word="false" fo:text-indent="0in" style:auto-text-indent="false"/>
    </style:style>
    <style:style style:name="P48" style:family="paragraph" style:parent-style-name="Preformatted_20_Text" style:list-style-name="L6">
      <style:paragraph-properties fo:line-height="150%" fo:text-align="start" style:justify-single-word="false"/>
    </style:style>
    <style:style style:name="P49" style:family="paragraph" style:parent-style-name="Preformatted_20_Text" style:list-style-name="L6">
      <style:paragraph-properties fo:margin-top="0in" fo:margin-bottom="0.1965in" style:contextual-spacing="false" fo:line-height="150%" fo:text-align="start" style:justify-single-word="false"/>
    </style:style>
    <style:style style:name="P50" style:family="paragraph" style:parent-style-name="Standard">
      <style:text-properties officeooo:rsid="002482eb" officeooo:paragraph-rsid="002482eb"/>
    </style:style>
    <style:style style:name="P51" style:family="paragraph" style:parent-style-name="Standard" style:list-style-name="L1">
      <style:text-properties officeooo:rsid="002482eb" officeooo:paragraph-rsid="002482eb"/>
    </style:style>
    <style:style style:name="P52" style:family="paragraph" style:parent-style-name="Standard" style:list-style-name="L1">
      <style:text-properties officeooo:paragraph-rsid="002482eb"/>
    </style:style>
    <style:style style:name="P53" style:family="paragraph" style:parent-style-name="Standard" style:list-style-name="L2">
      <style:text-properties officeooo:rsid="002123db" officeooo:paragraph-rsid="002123db"/>
    </style:style>
    <style:style style:name="P54" style:family="paragraph" style:parent-style-name="Standard">
      <style:text-properties officeooo:rsid="002d3df2" officeooo:paragraph-rsid="002d3df2"/>
    </style:style>
    <style:style style:name="P55" style:family="paragraph" style:parent-style-name="Standard">
      <style:text-properties officeooo:rsid="002df810" officeooo:paragraph-rsid="002df810"/>
    </style:style>
    <style:style style:name="P56" style:family="paragraph" style:parent-style-name="Standard">
      <style:text-properties officeooo:paragraph-rsid="002df810"/>
    </style:style>
    <style:style style:name="P57" style:family="paragraph" style:parent-style-name="Standard">
      <style:text-properties officeooo:rsid="00338f14" officeooo:paragraph-rsid="00338f14"/>
    </style:style>
    <style:style style:name="P58" style:family="paragraph" style:parent-style-name="Text_20_body" style:list-style-name="L3"/>
    <style:style style:name="P59" style:family="paragraph" style:parent-style-name="Text_20_body" style:list-style-name="L3">
      <style:paragraph-properties fo:margin-top="0in" fo:margin-bottom="0in" style:contextual-spacing="false"/>
    </style:style>
    <style:style style:name="P60" style:family="paragraph" style:parent-style-name="Text_20_body" style:list-style-name="L4"/>
    <style:style style:name="P61" style:family="paragraph" style:parent-style-name="Text_20_body" style:list-style-name="L4">
      <style:paragraph-properties fo:margin-top="0in" fo:margin-bottom="0in" style:contextual-spacing="false"/>
    </style:style>
    <style:style style:name="P62" style:family="paragraph" style:parent-style-name="Text_20_body" style:list-style-name="L5"/>
    <style:style style:name="P63" style:family="paragraph" style:parent-style-name="Text_20_body" style:list-style-name="L5">
      <style:paragraph-properties fo:margin-top="0in" fo:margin-bottom="0in" style:contextual-spacing="false"/>
    </style:style>
    <style:style style:name="P64" style:family="paragraph" style:parent-style-name="Text_20_body" style:list-style-name="L6"/>
    <style:style style:name="P65" style:family="paragraph" style:parent-style-name="Text_20_body" style:list-style-name="L6">
      <style:paragraph-properties fo:margin-top="0in" fo:margin-bottom="0in" style:contextual-spacing="false"/>
    </style:style>
    <style:style style:name="P66" style:family="paragraph" style:parent-style-name="Text_20_body" style:list-style-name="L7"/>
    <style:style style:name="P67" style:family="paragraph" style:parent-style-name="Text_20_body" style:list-style-name="L7">
      <style:paragraph-properties fo:margin-top="0in" fo:margin-bottom="0in" style:contextual-spacing="false"/>
    </style:style>
    <style:style style:name="P68" style:family="paragraph" style:parent-style-name="Text_20_body" style:list-style-name="L8"/>
    <style:style style:name="P69" style:family="paragraph" style:parent-style-name="Text_20_body" style:list-style-name="L8">
      <style:paragraph-properties fo:margin-top="0in" fo:margin-bottom="0in" style:contextual-spacing="false"/>
    </style:style>
    <style:style style:name="P70" style:family="paragraph" style:parent-style-name="Text_20_body" style:list-style-name="L9"/>
    <style:style style:name="P71" style:family="paragraph" style:parent-style-name="Text_20_body" style:list-style-name="L9">
      <style:paragraph-properties fo:margin-top="0in" fo:margin-bottom="0in" style:contextual-spacing="false"/>
    </style:style>
    <style:style style:name="P72" style:family="paragraph" style:parent-style-name="Text_20_body" style:list-style-name="L10"/>
    <style:style style:name="P73" style:family="paragraph" style:parent-style-name="Text_20_body" style:list-style-name="L10">
      <style:paragraph-properties fo:margin-top="0in" fo:margin-bottom="0in" style:contextual-spacing="false"/>
    </style:style>
    <style:style style:name="P74" style:family="paragraph" style:parent-style-name="Text_20_body" style:list-style-name="L11"/>
    <style:style style:name="P75" style:family="paragraph" style:parent-style-name="Text_20_body" style:list-style-name="L11">
      <style:paragraph-properties fo:margin-top="0in" fo:margin-bottom="0in" style:contextual-spacing="false"/>
    </style:style>
    <style:style style:name="P76" style:family="paragraph" style:parent-style-name="Text_20_body" style:list-style-name="L12"/>
    <style:style style:name="P77" style:family="paragraph" style:parent-style-name="Text_20_body" style:list-style-name="L12">
      <style:paragraph-properties fo:margin-top="0in" fo:margin-bottom="0in" style:contextual-spacing="false"/>
    </style:style>
    <style:style style:name="P78" style:family="paragraph" style:parent-style-name="Text_20_body" style:list-style-name="L13"/>
    <style:style style:name="P79" style:family="paragraph" style:parent-style-name="Text_20_body" style:list-style-name="L13">
      <style:paragraph-properties fo:margin-top="0in" fo:margin-bottom="0in" style:contextual-spacing="false"/>
    </style:style>
    <style:style style:name="P80" style:family="paragraph" style:parent-style-name="Text_20_body" style:list-style-name="L14"/>
    <style:style style:name="P81" style:family="paragraph" style:parent-style-name="Text_20_body" style:list-style-name="L14">
      <style:paragraph-properties fo:margin-top="0in" fo:margin-bottom="0in" style:contextual-spacing="false"/>
    </style:style>
    <style:style style:name="P82" style:family="paragraph" style:parent-style-name="Text_20_body" style:list-style-name="L15"/>
    <style:style style:name="P83" style:family="paragraph" style:parent-style-name="Text_20_body" style:list-style-name="L15">
      <style:paragraph-properties fo:margin-top="0in" fo:margin-bottom="0in" style:contextual-spacing="false"/>
    </style:style>
    <style:style style:name="P84" style:family="paragraph" style:parent-style-name="Text_20_body">
      <style:paragraph-properties fo:margin-left="0in" fo:margin-right="0in" fo:text-indent="0in" style:auto-text-indent="false" style:writing-mode="lr-tb"/>
    </style:style>
    <style:style style:name="P85" style:family="paragraph" style:parent-style-name="Text_20_body">
      <style:text-properties officeooo:rsid="002df810" officeooo:paragraph-rsid="002df810"/>
    </style:style>
    <style:style style:name="T1" style:family="text">
      <style:text-properties style:text-position="super 58%"/>
    </style:style>
    <style:style style:name="T2" style:family="text">
      <style:text-properties officeooo:rsid="000ef6f0"/>
    </style:style>
    <style:style style:name="T3" style:family="text">
      <style:text-properties fo:font-variant="normal" fo:text-transform="none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Roboto Mono" fo:font-size="11pt" fo:font-style="normal" style:text-underline-style="none" fo:font-weight="normal" officeooo:rsid="00119bc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Roboto Mono" fo:font-size="11pt" fo:font-style="normal" style:text-underline-style="none" fo:font-weight="normal" officeooo:rsid="0012f3d0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Roboto Mono" fo:font-size="11pt" fo:font-style="normal" style:text-underline-style="none" fo:font-weight="normal" officeooo:rsid="00267bb8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Roboto Mono" fo:font-size="11pt" fo:font-style="normal" style:text-underline-style="none" fo:font-weight="normal" officeooo:rsid="0031cd0a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19bc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0fcfa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19bc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46e95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officeooo:rsid="0012f3d0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9bce" style:text-blinking="false" fo:background-color="transparent" loext:char-shading-value="0"/>
    </style:style>
    <style:style style:name="T14" style:family="text">
      <style:text-properties fo:color="#383a42" loext:opacity="100%" style:font-name="Fira Code" fo:background-color="#fafafa" loext:char-shading-value="0" loext:padding="0in" loext:border="none"/>
    </style:style>
    <style:style style:name="T15" style:family="text">
      <style:text-properties fo:color="#383a42" loext:opacity="100%" fo:background-color="#fafafa" loext:char-shading-value="0" loext:padding="0in" loext:border="none"/>
    </style:style>
    <style:style style:name="T16" style:family="text">
      <style:text-properties fo:color="#e45649" loext:opacity="100%" style:font-name="Fira Code" fo:background-color="#fafafa" loext:char-shading-value="0" loext:padding="0in" loext:border="none"/>
    </style:style>
    <style:style style:name="T17" style:family="text">
      <style:text-properties fo:color="#a626a4" loext:opacity="100%" style:font-name="Fira Code" fo:background-color="#fafafa" loext:char-shading-value="0" loext:padding="0in" loext:border="none"/>
    </style:style>
    <style:style style:name="T18" style:family="text">
      <style:text-properties fo:color="#50a14f" loext:opacity="100%" style:font-name="Fira Code" fo:background-color="#fafafa" loext:char-shading-value="0" loext:padding="0in" loext:border="none"/>
    </style:style>
    <style:style style:name="T19" style:family="text">
      <style:text-properties fo:color="#4078f2" loext:opacity="100%" style:font-name="Fira Code" fo:background-color="#fafafa" loext:char-shading-value="0" loext:padding="0in" loext:border="none"/>
    </style:style>
    <style:style style:name="T20" style:family="text">
      <style:text-properties fo:color="#b76b01" loext:opacity="100%" style:font-name="Fira Code" fo:background-color="#fafafa" loext:char-shading-value="0" loext:padding="0in" loext:border="none"/>
    </style:style>
    <style:style style:name="T21" style:family="text">
      <style:text-properties fo:color="#a0a1a7" loext:opacity="100%" style:font-name="Fira Code" fo:font-style="italic" fo:background-color="#fafafa" loext:char-shading-value="0" loext:padding="0in" loext:border="none"/>
    </style:style>
    <style:style style:name="T22" style:family="text">
      <style:text-properties fo:color="#a0a1a7" loext:opacity="100%" style:font-name="Fira Code" fo:background-color="#fafafa" loext:char-shading-value="0" loext:padding="0in" loext:border="none"/>
    </style:style>
    <style:style style:name="T23" style:family="text">
      <style:text-properties officeooo:rsid="0020184c"/>
    </style:style>
    <style:style style:name="T24" style:family="text">
      <style:text-properties officeooo:rsid="0012f3d0"/>
    </style:style>
    <style:style style:name="T25" style:family="text">
      <style:text-properties officeooo:rsid="00208186"/>
    </style:style>
    <style:style style:name="T26" style:family="text">
      <style:text-properties officeooo:rsid="002123db"/>
    </style:style>
    <style:style style:name="T27" style:family="text">
      <style:text-properties officeooo:rsid="002482eb"/>
    </style:style>
    <style:style style:name="T28" style:family="text">
      <style:text-properties officeooo:rsid="00267bb8"/>
    </style:style>
    <style:style style:name="T29" style:family="text">
      <style:text-properties officeooo:rsid="0027121a"/>
    </style:style>
    <style:style style:name="T30" style:family="text">
      <style:text-properties officeooo:rsid="002850c5"/>
    </style:style>
    <style:style style:name="T31" style:family="text">
      <style:text-properties officeooo:rsid="0029351e"/>
    </style:style>
    <style:style style:name="T32" style:family="text">
      <style:text-properties officeooo:rsid="002d3df2"/>
    </style:style>
    <style:style style:name="T33" style:family="text">
      <style:text-properties officeooo:rsid="002df810"/>
    </style:style>
    <style:style style:name="T34" style:family="text">
      <style:text-properties officeooo:rsid="002fe70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34">Note: <text:s/>creating a Table of Contents crashes Libre Office.</text:p>
      <text:p text:style-name="P34"/>
      <text:p text:style-name="P57">Primary development branch for SMTP intergration</text:p>
      <text:p text:style-name="P57">civara_phpmailer_proton_secure_bundle.zip</text:p>
      <text:p text:style-name="P57"/>
      <text:p text:style-name="P34"/>
      <text:p text:style-name="P55">Need to review</text:p>
      <text:p text:style-name="P85">Changing Proton SMTP App Password</text:p>
      <text:p text:style-name="P84">ref: <text:a xlink:type="simple" xlink:href="https://lumo.proton.me/u/1/c/1326f327-d829-45f7-a2bf-7318e0a480da" text:style-name="Internet_20_link" text:visited-style-name="Visited_20_Internet_20_Link">https://lumo.proton.me/u/1/c/1326f327-d829-45f7-a2bf-7318e0a480da</text:a></text:p>
      <text:p text:style-name="P55">Started review afternoon of 4/2/2026</text:p>
      <text:p text:style-name="P55">Created Proton doc to capture interaction</text:p>
      <text:p text:style-name="P55"/>
      <text:p text:style-name="P56"><text:a xlink:type="simple" xlink:href="https://docs.proton.me/doc?mode=open&amp;volumeId=_Z3b_93zrOY-ESZkG83wSdYHhT7A4ZQK3isPvvSXtJ_n1rwT2QnWXzmEeIxOS-yb4q5dFa4bwpJHaTIzTmHOAQ%3D%3D&amp;linkId=al7xpyLMQmE8AREvUnybcXqD0FAtpnR8OHze79SFhIjFBPD7KOX2t9g1bauN2o4butu-_BsFPw_MqE2wQrVEEA%3D%3D" text:style-name="Internet_20_link" text:visited-style-name="Visited_20_Internet_20_Link"><text:span text:style-name="T33">SMTP Solution</text:span></text:a></text:p>
      <text:p text:style-name="P55"/>
      <text:p text:style-name="P34"/>
      <text:p text:style-name="P34"/>
      <text:p text:style-name="P54">Philosphy web page</text:p>
      <text:p text:style-name="P54"><text:a xlink:type="simple" xlink:href="../../../../dev/civara/OsDreamGitHub/OscarsDream/index.html" text:style-name="Internet_20_link" text:visited-style-name="Visited_20_Internet_20_Link">file:///home/ot/dev/civara/OsDreamGitHub/OscarsDream/index.html</text:a></text:p>
      <text:p text:style-name="P54">https://github.com/OscarsDream/OscarsDream.github.io/issues/9</text:p>
      <text:p text:style-name="P54">Test location for PHPMailer</text:p>
      <text:p text:style-name="P54">~/dev/civara/PHPMailer</text:p>
      <text:p text:style-name="P36"/>
      <text:p text:style-name="P43">Current development location <text:s/><text:span text:style-name="T32">(need to clean this up)</text:span></text:p>
      <text:p text:style-name="P43"><text:a xlink:type="simple" xlink:href="../../../../dev/civara/civaratest/OscarsDream.github.io/index.html" text:style-name="Internet_20_link" text:visited-style-name="Visited_20_Internet_20_Link">file:///home/ot/dev/civara/civaratest/OscarsDream.github.io/index.html</text:a></text:p>
      <text:p text:style-name="P43"/>
      <text:p text:style-name="P43">cd /home/ot/dev/civara/civaratest/OscarsDream.github.io</text:p>
      <text:p text:style-name="P43"/>
      <text:p text:style-name="P27"/>
      <text:p text:style-name="P42">3/31/2026</text:p>
      <text:p text:style-name="P42">working on:</text:p>
      <text:p text:style-name="P42"><text:a xlink:type="simple" xlink:href="https://github.com/OscarsDream/OscarsDream.github.io/issues/14" text:style-name="Internet_20_link" text:visited-style-name="Visited_20_Internet_20_Link">https://github.com/OscarsDream/OscarsDream.github.io/issues/14</text:a></text:p>
      <text:p text:style-name="P42"/>
      <text:p text:style-name="P27"/>
      <text:p text:style-name="P27"/>
      <text:p text:style-name="P27"><text:span text:style-name="T25">This document will track documentation for implementing PHP mailer on </text:span><text:a xlink:type="simple" xlink:href="http://civara.us/" text:style-name="Internet_20_link" text:visited-style-name="Visited_20_Internet_20_Link"><text:span text:style-name="T26">civara.us</text:span></text:a></text:p>
      <text:p text:style-name="P31">Local files: <text:s/></text:p>
      <text:p text:style-name="P31">(<text:span text:style-name="T31">3</text:span>/31/2026)</text:p>
      <text:p text:style-name="P32">ot@Oscars:~/dev/civara/PHPMailer$ ls ~/Documents/Creative\ Writing/Random\ Ideas/Civara.us_stuff.odt </text:p>
      <text:p text:style-name="P32">'/home/ot/Documents/Creative Writing/Random Ideas/Civara.us_stuff.odt</text:p>
      <text:p text:style-name="P32"/>
      <text:p text:style-name="P38"><text:span text:style-name="T28">Look at task: <text:s/></text:span><text:a xlink:type="simple" xlink:href="https://github.com/OscarsDream/OscarsDream.github.io/issues/8" text:style-name="Internet_20_link" text:visited-style-name="Visited_20_Internet_20_Link"><text:span text:style-name="T28">Use a Proton SMTP submission token directly as the password for PHPMailer.</text:span></text:a></text:p>
      <text:p text:style-name="P37"/>
      <text:p text:style-name="P32"/>
      <text:p text:style-name="P35"><text:span text:style-name="T27">Search </text:span><text:span text:style-name="T28">t</text:span><text:span text:style-name="T27">his doc for: <text:s/></text:span>How do i install PHPMailer via composer? </text:p>
      <text:list text:style-name="L1">
        <text:list-item>
          <text:p text:style-name="P52"><text:soft-page-break/><text:span text:style-name="T27">Look at the GitHub task: <text:s/></text:span><text:a xlink:type="simple" xlink:href="https://github.com/OscarsDream/OscarsDream.github.io/issues/9" text:style-name="Internet_20_link" text:visited-style-name="Visited_20_Internet_20_Link"><text:span text:style-name="T27">install PHPMailer via composer?</text:span></text:a></text:p>
          <text:list>
            <text:list-item>
              <text:p text:style-name="P51">It explains the installation on <text:a xlink:type="simple" xlink:href="mailto:ot@oscars" text:style-name="Internet_20_link" text:visited-style-name="Visited_20_Internet_20_Link">ot@oscars</text:a></text:p>
            </text:list-item>
          </text:list>
        </text:list-item>
      </text:list>
      <text:p text:style-name="P34"/>
      <text:p text:style-name="P39"><text:span text:style-name="T5">L</text:span><text:span text:style-name="T3">umo.ai</text:span><text:span text:style-name="T6"> the preferred solution </text:span><text:span text:style-name="T7">is detailed</text:span><text:span text:style-name="T6"> in this document</text:span></text:p>
      <text:p text:style-name="P39"><text:span text:style-name="T28">search for “</text:span>question posed to Lumo.ai” <text:s text:c="2"/>(proton’s AI engine)</text:p>
      <text:p text:style-name="P40">Done: <text:s/></text:p>
      <text:p text:style-name="P41"/>
      <text:p text:style-name="P41">SMTP submission token is created <text:span text:style-name="T30">civara-coyote-phpmailer</text:span></text:p>
      <text:p text:style-name="P41"/>
      <text:p text:style-name="P41"/>
      <text:p text:style-name="P41"/>
      <text:p text:style-name="P34"/>
      <text:p text:style-name="P40">Next steps</text:p>
      <text:p text:style-name="P41"/>
      <text:p text:style-name="P41">Quick “Hello World” test after deployment<text:line-break/>Create testmail.php in the same folder as vendor/:</text:p>
      <text:p text:style-name="P41"/>
      <text:p text:style-name="P41"/>
      <text:p text:style-name="P41"/>
      <text:p text:style-name="P40"/>
      <text:p text:style-name="P40">Quick “Hello World” test after deployment<text:line-break/>Create testmail.php in the same folder as vendor</text:p>
      <text:p text:style-name="P29"/>
      <text:p text:style-name="P29"/>
      <text:p text:style-name="P29"/>
      <text:p text:style-name="P28"/>
      <text:p text:style-name="P30">This Google doc tracks the work to this point: <text:s/><text:a xlink:type="simple" xlink:href="https://docs.google.com/document/d/1cvhC6u0iBM7iDqkzR_kwGBJq4cWPMyeA8-JnDnlaNVA/edit?tab=t.0#heading=h.i0mshu7bu68" text:style-name="Internet_20_link" text:visited-style-name="Visited_20_Internet_20_Link">Track civara.us code changes Using GIT</text:a></text:p>
      <text:p text:style-name="P16"/>
      <text:list text:style-name="L2">
        <text:list-item>
          <text:p text:style-name="P53">explains how to update the local git repository</text:p>
        </text:list-item>
      </text:list>
      <text:p text:style-name="P30"/>
      <text:p text:style-name="P33">This doc was generated using chatGPT, it has an encrypted hardcoded password. <text:s text:c="2"/>Not a good solution.</text:p>
      <text:p text:style-name="P33">This document should be deleted</text:p>
      <text:p text:style-name="P33"><text:a xlink:type="simple" xlink:href="https://docs.google.com/document/d/1Kf0cvmAB-xkfJgmWFf08QIMU1FgLMnw5yZuXD4DoEPg/edit?tab=t.0#heading=h.b1lcz3ieuigk" text:style-name="Internet_20_link" text:visited-style-name="Visited_20_Internet_20_Link">PHP mailer implementation: <text:s/>Configure Protons SMTP relay configuration</text:a></text:p>
      <text:p text:style-name="P16"/>
      <text:p text:style-name="P16"/>
      <text:p text:style-name="P16">Why did my mom tell me I was being watched, she told me it was because My Uncle David or MUD to me brought down a Mexican Cartel, the MC. <text:s/>I feel he fucked up something so bad the MC wanted all of his family dead. <text:s/>I never liked MUD and after a 6<text:span text:style-name="T1">th</text:span> grade health class I learned from a trusted police officer presentation that weed was the safest of the hard drugs… <text:s/>So I started smoking weed to show the MC I was using their product…</text:p>
      <text:p text:style-name="P16"/>
      <text:p text:style-name="P16"/>
      <text:p text:style-name="P4"><text:span text:style-name="T2">I</text:span><text:span text:style-name="T29">n the code I</text:span><text:span text:style-name="T2"> need to change my </text:span><text:bookmark text:name="docs-internal-guid-c54c4db1-7fff-f051-dbe6-b11b4b01f718"/><text:span text:style-name="T3">YOUR_PROTON_SMTP_APP_PASSWORD</text:span></text:p>
      <text:p text:style-name="P4"><text:span text:style-name="T3"/></text:p>
      <text:p text:style-name="P24">It I stored in</text:p>
      <text:p text:style-name="P25">civara4u SMTP token</text:p>
      <text:p text:style-name="P4"><text:span text:style-name="T3"/></text:p>
      <text:h text:style-name="P22" text:outline-level="3"><text:soft-page-break/></text:h>
      <text:p text:style-name="P5"><text:span text:style-name="T5"/></text:p>
      <text:p text:style-name="P6"><text:span text:style-name="T3"/></text:p>
      <text:p text:style-name="P5"><text:span text:style-name="T5"/></text:p>
      <text:h text:style-name="Heading_20_2" text:outline-level="2"><text:span text:style-name="T5">L</text:span><text:span text:style-name="T3">umo.ai </text:span></text:h>
      <text:h text:style-name="P26" text:outline-level="3">question posed to Lumo.ai <text:s text:c="2"/>(proton’s AI engine)</text:h>
      <text:p text:style-name="P27"><text:span text:style-name="T9">I </text:span><text:span text:style-name="T10">have a website, </text:span><text:a xlink:type="simple" xlink:href="https://civara.us/" text:style-name="Internet_20_link" text:visited-style-name="Visited_20_Internet_20_Link">https://civara.us</text:a><text:span text:style-name="T10">, which is hosted </text:span><text:bookmark text:name="docs-internal-guid-39af2fc4-7fff-02f2-3625-1a2a16ef1436"/><text:span text:style-name="T10">on my Namecheap.</text:span><text:span text:style-name="T11">com</text:span><text:span text:style-name="T10"> shared hosting account. <text:s/>I </text:span><text:span text:style-name="T13">am using Proton unlimited and have implemented a custom domain email + Proton's SMTP relay so my contact form will send mail via Proton </text:span><text:span text:style-name="T8">using PHP-Mailer 7.0.1</text:span><text:span text:style-name="T10">. <text:s/></text:span></text:p>
      <text:p text:style-name="P8"><text:span text:style-name="T4">The email I am using is </text:span><text:a xlink:type="simple" xlink:href="mailto:civara4u@civara.us" text:style-name="Internet_20_link" text:visited-style-name="Visited_20_Internet_20_Link">civara4u@civara.us</text:a><text:span text:style-name="T4">. <text:s/>ChatGPT created a PHP-Mailer 7.0.1 solution that does not use a hard-coded SMTP password. <text:s/>Th</text:span><text:span text:style-name="T5">at</text:span><text:span text:style-name="T4"> solution uses a SMTP password that is AES-256 encrypted. <text:s/>The secret key is stored as a server environment variable. <text:s/></text:span></text:p>
      <text:p text:style-name="P27"><text:span text:style-name="T12">I currently use a SMTP submission token for my civara.us domain. <text:s/></text:span><text:span text:style-name="T5">It is created with my Proton unlimited account. </text:span></text:p>
      <text:p text:style-name="P23">Can I use that submission token so I do not have an environment variable?</text:p>
      <text:p text:style-name="Text_20_body"><text:span text:style-name="T3"/></text:p>
      <text:p text:style-name="P21">Below is a concise answer to your question, followed by a short checklist you can use when you implement the solution.</text:p>
      <text:p text:style-name="P7"><text:span text:style-name="T24">R</text:span>ef: <text:s/><text:a xlink:type="simple" xlink:href="https://lumo.proton.me/u/1/c/1326f327-d829-45f7-a2bf-7318e0a480da" text:style-name="Internet_20_link" text:visited-style-name="Visited_20_Internet_20_Link">https://lumo.proton.me/u/1/c/1326f327-d829-45f7-a2bf-7318e0a480da</text:a></text:p>
      <text:p text:style-name="P2"><text:span text:style-name="T3"/></text:p>
      <text:h text:style-name="P20" text:outline-level="2">Short answer</text:h>
      <text:p text:style-name="Text_20_body">Yes—you can use a <text:span text:style-name="Strong_20_Emphasis">Proton SMTP submission token</text:span> directly as the SMTP password for PHPMailer.<text:line-break/>The token itself is already a secure, randomly‑generated secret, so you don’t need an additional AES‑encrypted password or a separate secret‑key environment variable.</text:p>
      <text:p text:style-name="Text_20_body"><text:span text:style-name="Strong_20_Emphasis">What you still need to store somewhere</text:span><text:line-break/>Even though the token replaces the “hard‑coded” password, the token must be kept secret. In practice you’ll still want to keep it out of your source code (e.g., in a server environment variable, a protected config file, or a secrets manager). The token is the only credential PHPMailer needs for authentication.</text:p>
      <text:p text:style-name="P2"><text:span text:style-name="T3"/></text:p>
      <text:h text:style-name="P20" text:outline-level="2">How it work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tem</text:p>
            </table:table-cell>
            <table:table-cell table:style-name="Table1.A1" office:value-type="string">
              <text:p text:style-name="Table_20_Heading">What it is</text:p>
            </table:table-cell>
            <table:table-cell table:style-name="Table1.A1" office:value-type="string">
              <text:p text:style-name="Table_20_Heading">Where you get i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MTP host</text:span></text:p>
          </table:table-cell>
          <table:table-cell table:style-name="Table1.A1" office:value-type="string">
            <text:p text:style-name="Table_20_Contents"><text:span text:style-name="Source_20_Text">smtp.protonmail.ch</text:span> (or <text:span text:style-name="Source_20_Text">mail.protonmail.com</text:span> for custom domains)</text:p>
          </table:table-cell>
          <table:table-cell table:style-name="Table1.A1" office:value-type="string">
            <text:p text:style-name="Table_20_Contents">Fixed – from the Proton doc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TP port</text:span></text:p>
          </table:table-cell>
          <table:table-cell table:style-name="Table1.A1" office:value-type="string">
            <text:p text:style-name="Table_20_Contents"><text:span text:style-name="Source_20_Text">587</text:span> (STARTTLS) – you can also use <text:span text:style-name="Source_20_Text">465</text:span> with SSL/TLS</text:p>
          </table:table-cell>
          <table:table-cell table:style-name="Table1.A1" office:value-type="string">
            <text:p text:style-name="Table_20_Contents">Fix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rname</text:span></text:p>
          </table:table-cell>
          <table:table-cell table:style-name="Table1.A1" office:value-type="string">
            <text:p text:style-name="Table_20_Contents">Your full custom‑domain address (e.g., <text:span text:style-name="Source_20_Text">civara4u@civara.us</text:span>)</text:p>
          </table:table-cell>
          <table:table-cell table:style-name="Table1.A1" office:value-type="string">
            <text:p text:style-name="Table_20_Contents">Your Proton accou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ssword</text:span></text:p>
          </table:table-cell>
          <table:table-cell table:style-name="Table1.A1" office:value-type="string">
            <text:p text:style-name="Table_20_Contents"><text:span text:style-name="Strong_20_Emphasis">SMTP submission token</text:span> you generated in Proton Settings → <text:span text:style-name="Strong_20_Emphasis">IMAP/SMTP → SMTP tokens</text:span></text:p>
          </table:table-cell>
          <table:table-cell table:style-name="Table1.A1" office:value-type="string">
            <text:p text:style-name="Table_20_Contents">Generated once per device/service</text:p>
          </table:table-cell>
        </table:table-row>
      </table:table>
      <text:p text:style-name="Text_20_body"><text:soft-page-break/>The token is a one‑time password that <text:span text:style-name="Strong_20_Emphasis">only works for SMTP submission</text:span>. It cannot be used to log into the web UI, and it can be revoked at any time without affecting other tokens.</text:p>
      <text:p text:style-name="Text_20_body"/>
      <text:p text:style-name="Text_20_body"/>
      <text:h text:style-name="P20" text:outline-level="2">Implementation steps</text:h>
      <text:list text:style-name="L3">
        <text:list-item>
          <text:p text:style-name="P58"><text:span text:style-name="Strong_20_Emphasis">Generate a token</text:span></text:p>
          <text:list>
            <text:list-item>
              <text:p text:style-name="P59">Log in to <text:span text:style-name="Source_20_Text">account.proton.me</text:span>. </text:p>
            </text:list-item>
            <text:list-item>
              <text:p text:style-name="P59">Go to <text:span text:style-name="Strong_20_Emphasis">Settings → All settings → Proton Mail → IMAP/SMTP → SMTP tokens</text:span>. </text:p>
            </text:list-item>
            <text:list-item>
              <text:p text:style-name="P59">Click <text:span text:style-name="Strong_20_Emphasis">Generate token</text:span>, give it a name (e.g., “civara‑site‑phpmailer”), select the address <text:span text:style-name="Source_20_Text">civara4u@civara.us</text:span>, and click <text:span text:style-name="Strong_20_Emphasis">Generate</text:span>. </text:p>
            </text:list-item>
            <text:list-item>
              <text:p text:style-name="P59">Copy the token <text:span text:style-name="Strong_20_Emphasis">once</text:span>; you won’t see it again. </text:p>
            </text:list-item>
          </text:list>
        </text:list-item>
        <text:list-item>
          <text:p text:style-name="P58"><text:span text:style-name="Strong_20_Emphasis">Store the token securely</text:span></text:p>
          <text:list>
            <text:list-item>
              <text:p text:style-name="P59"><text:span text:style-name="Strong_20_Emphasis">Recommended</text:span>: Put it in a server environment variable, e.g., <text:span text:style-name="Source_20_Text">PROTON_SMTP_TOKEN</text:span>. </text:p>
            </text:list-item>
            <text:list-item>
              <text:p text:style-name="P59"><text:span text:style-name="Strong_20_Emphasis">Alternative</text:span>: Store it in a protected <text:span text:style-name="Source_20_Text">.env</text:span> file that is <text:span text:style-name="Strong_20_Emphasis">outside the web root</text:span> and not committed to version control. </text:p>
            </text:list-item>
            <text:list-item>
              <text:p text:style-name="P59"><text:span text:style-name="Strong_20_Emphasis">Never</text:span> hard‑code the token in the PHP source. </text:p>
            </text:list-item>
          </text:list>
        </text:list-item>
        <text:list-item>
          <text:p text:style-name="P58"><text:span text:style-name="Strong_20_Emphasis">Configure PHPMailer</text:span> (example for PHPMailer 7.0.1)</text:p>
        </text:list-item>
      </text:list>
      <text:p text:style-name="P9"><text:span text:style-name="Source_20_Text"><text:span text:style-name="T16">&lt;?php</text:span></text:span></text:p>
      <text:p text:style-name="P11"><text:span text:style-name="Source_20_Text"><text:span text:style-name="T17">use</text:span></text:span><text:span text:style-name="Source_20_Text"><text:span text:style-name="T14"> PHPMailer\PHPMailer\PHPMailer;</text:span></text:span></text:p>
      <text:p text:style-name="P11"><text:span text:style-name="Source_20_Text"><text:span text:style-name="T17">use</text:span></text:span><text:span text:style-name="Source_20_Text"><text:span text:style-name="T14"> PHPMailer\PHPMailer\Exception;</text:span></text:span></text:p>
      <text:p text:style-name="P11"/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18">'vendor/autoload.php'</text:span></text:span><text:span text:style-name="Source_20_Text"><text:span text:style-name="T14">;</text:span></text:span></text:p>
      <text:p text:style-name="P11"/>
      <text:p text:style-name="P11"><text:span text:style-name="Source_20_Text"><text:span text:style-name="T19">$mail</text:span></text:span><text:span text:style-name="Source_20_Text"><text:span text:style-name="T14">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7">new</text:span></text:span><text:span text:style-name="Source_20_Text"><text:span text:style-name="T14"> </text:span></text:span><text:span text:style-name="Source_20_Text"><text:span text:style-name="T20">PHPMailer</text:span></text:span><text:span text:style-name="Source_20_Text"><text:span text:style-name="T14">(</text:span></text:span><text:span text:style-name="Source_20_Text"><text:span text:style-name="T20">true</text:span></text:span><text:span text:style-name="Source_20_Text"><text:span text:style-name="T14">);</text:span></text:span></text:p>
      <text:p text:style-name="P11"><text:span text:style-name="Source_20_Text"><text:span text:style-name="T17">try</text:span></text:span><text:span text:style-name="Source_20_Text"><text:span text:style-name="T14"> {</text:span></text:span></text:p>
      <text:p text:style-name="P11"><text:span text:style-name="Source_20_Text"><text:span text:style-name="T15"><text:s text:c="4"/></text:span></text:span><text:span text:style-name="Source_20_Text"><text:span text:style-name="T21">// Server settings</text:span></text:span></text:p>
      <text:p text:style-name="P11"><text:span text:style-name="Source_20_Text"><text:span text:style-name="T15"><text:s text:c="4"/></text:span></text:span><text:span text:style-name="Source_20_Text"><text:span text:style-name="T19">$mail-&gt;isSMTP</text:span></text:span><text:span text:style-name="Source_20_Text"><text:span text:style-name="T14">()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Host</text:span></text:span><text:span text:style-name="Source_20_Text"><text:span text:style-name="T14"> <text:s text:c="6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smtp.protonmail.ch'</text:span></text:span><text:span text:style-name="Source_20_Text"><text:span text:style-name="T14">; <text:s text:c="2"/></text:span></text:span><text:span text:style-name="Source_20_Text"><text:span text:style-name="T21">// or mail.protonmail.com for custom domains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SMTPAuth</text:span></text:span><text:span text:style-name="Source_20_Text"><text:span text:style-name="T14"> <text:s text:c="2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0">true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Username</text:span></text:span><text:span text:style-name="Source_20_Text"><text:span text:style-name="T14"> <text:s text:c="2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civara4u@civara.us'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Password</text:span></text:span><text:span text:style-name="Source_20_Text"><text:span text:style-name="T14"> <text:s text:c="2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9">getenv</text:span></text:span><text:span text:style-name="Source_20_Text"><text:span text:style-name="T14">(</text:span></text:span><text:span text:style-name="Source_20_Text"><text:span text:style-name="T18">'PROTON_SMTP_TOKEN'</text:span></text:span><text:span text:style-name="Source_20_Text"><text:span text:style-name="T14">); </text:span></text:span><text:span text:style-name="Source_20_Text"><text:span text:style-name="T21">// token from env var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SMTPSecure</text:span></text:span><text:span text:style-name="Source_20_Text"><text:span text:style-name="T14"> </text:span></text:span><text:span text:style-name="Source_20_Text"><text:span text:style-name="T19">=</text:span></text:span><text:span text:style-name="Source_20_Text"><text:span text:style-name="T14"> PHPMailer::</text:span></text:span><text:span text:style-name="Source_20_Text"><text:span text:style-name="T20">ENCRYPTION_STARTTLS</text:span></text:span><text:span text:style-name="Source_20_Text"><text:span text:style-name="T14">; </text:span></text:span><text:span text:style-name="Source_20_Text"><text:span text:style-name="T21">// or ENCRYPTION_SMTPS for port 465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Port</text:span></text:span><text:span text:style-name="Source_20_Text"><text:span text:style-name="T14"> <text:s text:c="6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0">587</text:span></text:span><text:span text:style-name="Source_20_Text"><text:span text:style-name="T14">;</text:span></text:span></text:p>
      <text:p text:style-name="P11"/>
      <text:p text:style-name="P11"><text:soft-page-break/><text:span text:style-name="Source_20_Text"><text:span text:style-name="T15"><text:s text:c="4"/></text:span></text:span><text:span text:style-name="Source_20_Text"><text:span text:style-name="T21">// Recipients</text:span></text:span></text:p>
      <text:p text:style-name="P11"><text:span text:style-name="Source_20_Text"><text:span text:style-name="T15"><text:s text:c="4"/></text:span></text:span><text:span text:style-name="Source_20_Text"><text:span text:style-name="T19">$mail-&gt;setFrom</text:span></text:span><text:span text:style-name="Source_20_Text"><text:span text:style-name="T14">(</text:span></text:span><text:span text:style-name="Source_20_Text"><text:span text:style-name="T18">'civara4u@civara.us'</text:span></text:span><text:span text:style-name="Source_20_Text"><text:span text:style-name="T14">, </text:span></text:span><text:span text:style-name="Source_20_Text"><text:span text:style-name="T18">'Civara'</text:span></text:span><text:span text:style-name="Source_20_Text"><text:span text:style-name="T14">);</text:span></text:span></text:p>
      <text:p text:style-name="P11"><text:span text:style-name="Source_20_Text"><text:span text:style-name="T15"><text:s text:c="4"/></text:span></text:span><text:span text:style-name="Source_20_Text"><text:span text:style-name="T19">$mail-&gt;addAddress</text:span></text:span><text:span text:style-name="Source_20_Text"><text:span text:style-name="T14">(</text:span></text:span><text:span text:style-name="Source_20_Text"><text:span text:style-name="T18">'visitor@example.com'</text:span></text:span><text:span text:style-name="Source_20_Text"><text:span text:style-name="T14">); </text:span></text:span><text:span text:style-name="Source_20_Text"><text:span text:style-name="T21">// destination</text:span></text:span></text:p>
      <text:p text:style-name="P11"/>
      <text:p text:style-name="P11"><text:span text:style-name="Source_20_Text"><text:span text:style-name="T15"><text:s text:c="4"/></text:span></text:span><text:span text:style-name="Source_20_Text"><text:span text:style-name="T21">// Content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Subject</text:span></text:span><text:span text:style-name="Source_20_Text"><text:span text:style-name="T14">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Message from Civara'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Body</text:span></text:span><text:span text:style-name="Source_20_Text"><text:span text:style-name="T14"> <text:s text:c="3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Your contact‑form submission …'</text:span></text:span><text:span text:style-name="Source_20_Text"><text:span text:style-name="T14">;</text:span></text:span></text:p>
      <text:p text:style-name="P11"/>
      <text:p text:style-name="P11"><text:span text:style-name="Source_20_Text"><text:span text:style-name="T15"><text:s text:c="4"/></text:span></text:span><text:span text:style-name="Source_20_Text"><text:span text:style-name="T19">$mail-&gt;send</text:span></text:span><text:span text:style-name="Source_20_Text"><text:span text:style-name="T14">();</text:span></text:span></text:p>
      <text:p text:style-name="P11"><text:span text:style-name="Source_20_Text"><text:span text:style-name="T15"><text:s text:c="4"/></text:span></text:span><text:span text:style-name="Source_20_Text"><text:span text:style-name="T17">echo</text:span></text:span><text:span text:style-name="Source_20_Text"><text:span text:style-name="T14"> </text:span></text:span><text:span text:style-name="Source_20_Text"><text:span text:style-name="T18">'Message sent'</text:span></text:span><text:span text:style-name="Source_20_Text"><text:span text:style-name="T14">;</text:span></text:span></text:p>
      <text:p text:style-name="P11"><text:span text:style-name="Source_20_Text"><text:span text:style-name="T14">} </text:span></text:span><text:span text:style-name="Source_20_Text"><text:span text:style-name="T17">catch</text:span></text:span><text:span text:style-name="Source_20_Text"><text:span text:style-name="T14"> (</text:span></text:span><text:span text:style-name="Source_20_Text"><text:span text:style-name="T20">Exception</text:span></text:span><text:span text:style-name="Source_20_Text"><text:span text:style-name="T14"> </text:span></text:span><text:span text:style-name="Source_20_Text"><text:span text:style-name="T19">$e</text:span></text:span><text:span text:style-name="Source_20_Text"><text:span text:style-name="T14">) {</text:span></text:span></text:p>
      <text:p text:style-name="P11"><text:span text:style-name="Source_20_Text"><text:span text:style-name="T15"><text:s text:c="4"/></text:span></text:span><text:span text:style-name="Source_20_Text"><text:span text:style-name="T17">echo</text:span></text:span><text:span text:style-name="Source_20_Text"><text:span text:style-name="T14"> </text:span></text:span><text:span text:style-name="Source_20_Text"><text:span text:style-name="T18">"Mailer Error: {$mail-&gt;ErrorInfo}"</text:span></text:span><text:span text:style-name="Source_20_Text"><text:span text:style-name="T14">;</text:span></text:span></text:p>
      <text:p text:style-name="P11"><text:span text:style-name="Source_20_Text"><text:span text:style-name="T14">}</text:span></text:span></text:p>
      <text:p text:style-name="P12"><text:span text:style-name="Source_20_Text"><text:span text:style-name="T16">?&gt;</text:span></text:span></text:p>
      <text:list text:style-name="L4">
        <text:list-item>
          <text:p text:style-name="P60"><text:span text:style-name="Strong_20_Emphasis">Test</text:span></text:p>
          <text:list>
            <text:list-item>
              <text:p text:style-name="P61">Submit the contact form. </text:p>
            </text:list-item>
            <text:list-item>
              <text:p text:style-name="P61">Verify the email appears in the <text:span text:style-name="Strong_20_Emphasis">Sent</text:span> folder of <text:span text:style-name="Source_20_Text">civara4u@civara.us</text:span>. </text:p>
            </text:list-item>
            <text:list-item>
              <text:p text:style-name="P61">Check the Proton logs (Settings → <text:span text:style-name="Strong_20_Emphasis">IMAP/SMTP → SMTP tokens</text:span>) to see the token’s usage timestamp. </text:p>
            </text:list-item>
          </text:list>
        </text:list-item>
        <text:list-item>
          <text:p text:style-name="P60"><text:span text:style-name="Strong_20_Emphasis">Rotate / revoke</text:span> (optional but good practice)</text:p>
          <text:list>
            <text:list-item>
              <text:p text:style-name="P60">When you need to change the token (e.g., after a staff change), generate a new token, update the environment variable, and delete the old token from the Proton dashboard. </text:p>
            </text:list-item>
          </text:list>
        </text:list-item>
      </text:list>
      <text:p text:style-name="Horizontal_20_Line"/>
      <text:h text:style-name="Heading_20_2" text:outline-level="2">Checklist for you</text:h>
      <text:list text:style-name="L5">
        <text:list-item>
          <text:p text:style-name="P63">Generate a <text:span text:style-name="Strong_20_Emphasis">single</text:span> SMTP submission token for <text:span text:style-name="Source_20_Text">civara4u@civara.us</text:span>. </text:p>
        </text:list-item>
        <text:list-item>
          <text:p text:style-name="P63">Store the token in an environment variable (<text:span text:style-name="Source_20_Text">PROTON_SMTP_TOKEN</text:span>) on your Namecheap shared host. </text:p>
        </text:list-item>
        <text:list-item>
          <text:p text:style-name="P63">Update your PHPMailer configuration to read <text:span text:style-name="Source_20_Text">getenv('PROTON_SMTP_TOKEN')</text:span>. </text:p>
        </text:list-item>
        <text:list-item>
          <text:p text:style-name="P63">Verify the connection uses <text:span text:style-name="Strong_20_Emphasis">STARTTLS</text:span> on port <text:span text:style-name="Strong_20_Emphasis">587</text:span> (or SSL/TLS on <text:span text:style-name="Strong_20_Emphasis">465</text:span>). </text:p>
        </text:list-item>
        <text:list-item>
          <text:p text:style-name="P63">Test the contact form and confirm receipt in the Proton <text:span text:style-name="Strong_20_Emphasis">Sent</text:span> folder. </text:p>
        </text:list-item>
        <text:list-item>
          <text:p text:style-name="P62">Periodically review the <text:span text:style-name="Strong_20_Emphasis">SMTP tokens</text:span> page and revoke any unused tokens. </text:p>
        </text:list-item>
      </text:list>
      <text:p text:style-name="Horizontal_20_Line"/>
      <text:h text:style-name="Heading_20_3" text:outline-level="3"><text:soft-page-break/>TL;DR</text:h>
      <text:p text:style-name="Text_20_body"><text:span text:style-name="Emphasis">You can use the Proton SMTP submission token directly as the password for PHPMailer. The token itself is already a secure secret, so you don’t need an extra AES‑encrypted password. Just keep the token out of your source code (environment variable or protected config file) and reference it in PHPMailer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h text:style-name="Heading_20_2" text:outline-level="2">where is this file located: require 'vendor/autoload.php' I do not see it in PHPMailer-7.0.1</text:h>
      <text:p text:style-name="P2"/>
      <text:p text:style-name="P3"><text:span text:style-name="Strong_20_Emphasis">Where the </text:span><text:span text:style-name="Strong_20_Emphasis"><text:span text:style-name="Source_20_Text">vendor/autoload.php</text:span></text:span><text:span text:style-name="Strong_20_Emphasis"> file lives</text:span></text:p>
      <text:p text:style-name="Text_20_body"><text:span text:style-name="Source_20_Text">vendor/autoload.php</text:span> is <text:span text:style-name="Strong_20_Emphasis">not part of the PHPMailer source archive itself</text:span>.<text:line-break/>It is created automatically by <text:span text:style-name="Strong_20_Emphasis">Composer</text:span>, the PHP dependency‑manager that PHPMailer (and most modern PHP libraries) rely on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ituation</text:p>
            </table:table-cell>
            <table:table-cell table:style-name="Table2.A1" office:value-type="string">
              <text:p text:style-name="Table_20_Heading">What you’ll see</text:p>
            </table:table-cell>
            <table:table-cell table:style-name="Table2.A1" office:value-type="string">
              <text:p text:style-name="Table_20_Heading">Where <text:span text:style-name="Source_20_Text">autoload.php</text:span> ends up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You installed PHPMailer with Composer</text:span> (<text:span text:style-name="Source_20_Text">composer require phpmailer/phpmailer</text:span>)</text:p>
          </table:table-cell>
          <table:table-cell table:style-name="Table2.A1" office:value-type="string">
            <text:p text:style-name="Table_20_Contents">A <text:span text:style-name="Source_20_Text">vendor/</text:span> directory appears next to your project’s <text:span text:style-name="Source_20_Text">composer.json</text:span> file. Inside that folder you’ll find <text:span text:style-name="Source_20_Text">autoload.php</text:span>.</text:p>
          </table:table-cell>
          <table:table-cell table:style-name="Table2.A1" office:value-type="string">
            <text:p text:style-name="Table_20_Contents"><text:span text:style-name="Source_20_Text">&lt;project‑root&gt;/vendor/autoload.php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You just unpacked the PHPMailer‑7.0.1 zip/tarball</text:span></text:p>
          </table:table-cell>
          <table:table-cell table:style-name="Table2.A1" office:value-type="string">
            <text:p text:style-name="Table_20_Contents">You’ll see the <text:span text:style-name="Source_20_Text">src/</text:span> folder with the <text:span text:style-name="Source_20_Text">PHPMailer.php</text:span>, <text:span text:style-name="Source_20_Text">SMTP.php</text:span>, etc., but <text:span text:style-name="Strong_20_Emphasis">no </text:span><text:span text:style-name="Strong_20_Emphasis"><text:span text:style-name="Source_20_Text">vendor/</text:span></text:span><text:span text:style-name="Strong_20_Emphasis"> directory</text:span>.</text:p>
          </table:table-cell>
          <table:table-cell table:style-name="Table2.A1" office:value-type="string">
            <text:p text:style-name="Table_20_Contents"><text:span text:style-name="Strong_20_Emphasis">There is none</text:span> – you need to either (a) install via Composer or (b) load the class files manually.</text:p>
          </table:table-cell>
        </table:table-row>
      </table:table>
      <text:p text:style-name="P2"/>
      <text:p text:style-name="P2"/>
      <text:h text:style-name="P1" text:outline-level="2">How to get the <text:span text:style-name="Source_20_Text">vendor/autoload.php</text:span> on your Namecheap shared host</text:h>
      <text:h text:style-name="Heading_20_3" text:outline-level="3">Option 1 – Use Composer (recommended)</text:h>
      <text:list text:style-name="L6">
        <text:list-item>
          <text:p text:style-name="P64"><text:span text:style-name="Strong_20_Emphasis">SSH into your hosting account</text:span> (most Namecheap shared plans allow SSH).</text:p>
          <text:p text:style-name="P46"><text:span text:style-name="Source_20_Text"><text:span text:style-name="T19">ssh</text:span></text:span><text:span text:style-name="Source_20_Text"><text:span text:style-name="T14"> your‑username@your‑domain.com</text:span></text:span></text:p>
        </text:list-item>
        <text:list-item>
          <text:p text:style-name="P64"><text:span text:style-name="Strong_20_Emphasis">Navigate to the directory that holds your website files</text:span> (often <text:span text:style-name="Source_20_Text">public_html</text:span>).</text:p>
          <text:p text:style-name="P46"><text:span text:style-name="Source_20_Text"><text:span text:style-name="T20">cd</text:span></text:span><text:span text:style-name="Source_20_Text"><text:span text:style-name="T14"> ~/public_html <text:s text:c="2"/></text:span></text:span><text:span text:style-name="Source_20_Text"><text:span text:style-name="T21"># adjust if your site lives elsewhere</text:span></text:span></text:p>
        </text:list-item>
        <text:list-item>
          <text:p text:style-name="P64"><text:soft-page-break/><text:span text:style-name="Strong_20_Emphasis">If you don’t already have a </text:span><text:span text:style-name="Strong_20_Emphasis"><text:span text:style-name="Source_20_Text">composer.json</text:span></text:span><text:span text:style-name="Strong_20_Emphasis">, create one</text:span> (you can do this locally and upload, or directly on the server):</text:p>
          <text:p text:style-name="P46"><text:span text:style-name="Source_20_Text"><text:span text:style-name="T19">composer</text:span></text:span><text:span text:style-name="Source_20_Text"><text:span text:style-name="T14"> init --no-interaction</text:span></text:span></text:p>
        </text:list-item>
        <text:list-item>
          <text:p text:style-name="P64"><text:span text:style-name="Strong_20_Emphasis">Require PHPMailer via Composer</text:span></text:p>
          <text:p text:style-name="P46"><text:span text:style-name="Source_20_Text"><text:span text:style-name="T19">composer</text:span></text:span><text:span text:style-name="Source_20_Text"><text:span text:style-name="T14"> require phpmailer/phpmailer:^7.0</text:span></text:span></text:p>
          <text:p text:style-name="P64">Composer will:</text:p>
          <text:list>
            <text:list-item>
              <text:p text:style-name="P65">download PHPMailer into <text:span text:style-name="Source_20_Text">vendor/phpmailer/phpmailer/</text:span> </text:p>
            </text:list-item>
            <text:list-item>
              <text:p text:style-name="P65">generate <text:span text:style-name="Source_20_Text">vendor/autoload.php</text:span> (which pulls in all the classes). </text:p>
            </text:list-item>
          </text:list>
        </text:list-item>
        <text:list-item>
          <text:p text:style-name="P64"><text:span text:style-name="Strong_20_Emphasis">Result</text:span> – you’ll now have a structure like:</text:p>
          <text:p text:style-name="P44"><text:span text:style-name="Source_20_Text">public_html/</text:span></text:p>
          <text:p text:style-name="P44"><text:span text:style-name="Source_20_Text">├─ index.php <text:s text:c="11"/>(your script)</text:span></text:p>
          <text:p text:style-name="P44"><text:span text:style-name="Source_20_Text">├─ vendor/</text:span></text:p>
          <text:p text:style-name="P44"><text:span text:style-name="Source_20_Text">│ <text:s text:c="2"/>├─ autoload.php</text:span></text:p>
          <text:p text:style-name="P44"><text:span text:style-name="Source_20_Text">│ <text:s text:c="2"/>└─ phpmailer/</text:span></text:p>
          <text:p text:style-name="P44"><text:span text:style-name="Source_20_Text">│ <text:s text:c="7"/>└─ phpmailer/</text:span></text:p>
          <text:p text:style-name="P44"><text:span text:style-name="Source_20_Text">│ <text:s text:c="11"/>├─ src/</text:span></text:p>
          <text:p text:style-name="P44"><text:span text:style-name="Source_20_Text">│ <text:s text:c="11"/>└─ …</text:span></text:p>
          <text:p text:style-name="P45"><text:span text:style-name="Source_20_Text">└─ .htaccess …</text:span></text:p>
        </text:list-item>
        <text:list-item>
          <text:p text:style-name="P64"><text:span text:style-name="Strong_20_Emphasis">Use the autoloader in your script</text:span> (exactly as you wrote):</text:p>
          <text:p text:style-name="P47"><text:span text:style-name="Source_20_Text"><text:span text:style-name="T16">&lt;?php</text:span></text:span></text:p>
          <text:p text:style-name="P48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vendor/autoload.php'</text:span></text:span><text:span text:style-name="Source_20_Text"><text:span text:style-name="T14">;</text:span></text:span></text:p>
          <text:p text:style-name="P49"><text:span text:style-name="Source_20_Text"><text:span text:style-name="T21">// … rest of PHPMailer code …</text:span></text:span></text:p>
        </text:list-item>
      </text:list>
      <text:p text:style-name="Quotations"><text:span text:style-name="Strong_20_Emphasis">Tip:</text:span> If your host does not allow Composer, you can run the same commands on your local machine, zip the whole project (including the generated <text:span text:style-name="Source_20_Text">vendor/</text:span> folder), and upload it via FTP/SFTP.</text:p>
      <text:h text:style-name="Heading_20_3" text:outline-level="3">Option 2 – Skip Composer and include PHPMailer manually</text:h>
      <text:p text:style-name="Text_20_body">If you truly cannot run Composer, you can still use PHPMailer 7.0.1, but you’ll have to load the class files yourself:</text:p>
      <text:p text:style-name="P9"><text:span text:style-name="Source_20_Text"><text:span text:style-name="T16">&lt;?php</text:span></text:span></text:p>
      <text:p text:style-name="P14"><text:span text:style-name="Source_20_Text"><text:span text:style-name="T22">// Adjust the path to where you placed the PHPMailer source files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PHPMailer-7.0.1/src/Exception.php'</text:span></text:span><text:span text:style-name="Source_20_Text"><text:span text:style-name="T14">;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PHPMailer-7.0.1/src/PHPMailer.php'</text:span></text:span><text:span text:style-name="Source_20_Text"><text:span text:style-name="T14">;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PHPMailer-7.0.1/src/SMTP.php'</text:span></text:span><text:span text:style-name="Source_20_Text"><text:span text:style-name="T14">;</text:span></text:span></text:p>
      <text:p text:style-name="P11"/>
      <text:p text:style-name="P14"><text:soft-page-break/><text:span text:style-name="Source_20_Text"><text:span text:style-name="T22">// Now you can use the classes</text:span></text:span></text:p>
      <text:p text:style-name="P11"><text:span text:style-name="Source_20_Text"><text:span text:style-name="T17">use</text:span></text:span><text:span text:style-name="Source_20_Text"><text:span text:style-name="T14"> PHPMailer\PHPMailer\PHPMailer;</text:span></text:span></text:p>
      <text:p text:style-name="P11"><text:span text:style-name="Source_20_Text"><text:span text:style-name="T17">use</text:span></text:span><text:span text:style-name="Source_20_Text"><text:span text:style-name="T14"> PHPMailer\PHPMailer\Exception;</text:span></text:span></text:p>
      <text:p text:style-name="P11"/>
      <text:p text:style-name="P12"><text:span text:style-name="Source_20_Text"><text:span text:style-name="T21">// …rest of your mailing code…</text:span></text:span></text:p>
      <text:p text:style-name="Text_20_body"><text:span text:style-name="Emphasis">Pros</text:span>: No Composer needed.<text:line-break/><text:span text:style-name="Emphasis">Cons</text:span>: You lose the convenience of autoloading and have to keep the <text:span text:style-name="Source_20_Text">require</text:span> statements in sync if you upgrade PHPMailer.</text:p>
      <text:h text:style-name="Heading_20_3" text:outline-level="3">Option 3 – Use a pre‑built “single‑file” PHPMailer bundle</text:h>
      <text:p text:style-name="Text_20_body">Some developers publish a <text:span text:style-name="Strong_20_Emphasis">single‑file PHPMailer</text:span> that already includes the three core classes. You can drop that file anywhere and <text:span text:style-name="Source_20_Text">require</text:span> it directly:</text:p>
      <text:p text:style-name="P10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PHPMailer-7.0.1/PHPMailerAutoload.php'</text:span></text:span><text:span text:style-name="Source_20_Text"><text:span text:style-name="T14">;</text:span></text:span></text:p>
      <text:p text:style-name="Text_20_body">(That file simply does the three <text:span text:style-name="Source_20_Text">require</text:span>s shown above.) It’s handy for very small projects, but it’s not the official distribution and may become out‑of‑date.</text:p>
      <text:p text:style-name="Horizontal_20_Line"/>
      <text:h text:style-name="Heading_20_2" text:outline-level="2">Quick sanity‑check after you have <text:span text:style-name="Source_20_Text">vendor/autoload.php</text:span></text:h>
      <text:p text:style-name="Text_20_body">Create a tiny test script (e.g., <text:span text:style-name="Source_20_Text">test.php</text:span>) in the same folder as <text:span text:style-name="Source_20_Text">vendor/</text:span>:</text:p>
      <text:p text:style-name="P9"><text:span text:style-name="Source_20_Text"><text:span text:style-name="T16">&lt;?php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vendor/autoload.php'</text:span></text:span><text:span text:style-name="Source_20_Text"><text:span text:style-name="T14">;</text:span></text:span></text:p>
      <text:p text:style-name="P11"/>
      <text:p text:style-name="P11"><text:span text:style-name="Source_20_Text"><text:span text:style-name="T17">if</text:span></text:span><text:span text:style-name="Source_20_Text"><text:span text:style-name="T14"> (</text:span></text:span><text:span text:style-name="Source_20_Text"><text:span text:style-name="T19">class_exists</text:span></text:span><text:span text:style-name="Source_20_Text"><text:span text:style-name="T14">(</text:span></text:span><text:span text:style-name="Source_20_Text"><text:span text:style-name="T18">'\PHPMailer\PHPMailer\PHPMailer'</text:span></text:span><text:span text:style-name="Source_20_Text"><text:span text:style-name="T14">)) {</text:span></text:span></text:p>
      <text:p text:style-name="P11"><text:span text:style-name="Source_20_Text"><text:span text:style-name="T15"><text:s text:c="4"/></text:span></text:span><text:span text:style-name="Source_20_Text"><text:span text:style-name="T17">echo</text:span></text:span><text:span text:style-name="Source_20_Text"><text:span text:style-name="T14"> </text:span></text:span><text:span text:style-name="Source_20_Text"><text:span text:style-name="T18">"PHPMailer loaded successfully!"</text:span></text:span><text:span text:style-name="Source_20_Text"><text:span text:style-name="T14">;</text:span></text:span></text:p>
      <text:p text:style-name="P11"><text:span text:style-name="Source_20_Text"><text:span text:style-name="T14">} </text:span></text:span><text:span text:style-name="Source_20_Text"><text:span text:style-name="T17">else</text:span></text:span><text:span text:style-name="Source_20_Text"><text:span text:style-name="T14"> {</text:span></text:span></text:p>
      <text:p text:style-name="P11"><text:span text:style-name="Source_20_Text"><text:span text:style-name="T15"><text:s text:c="4"/></text:span></text:span><text:span text:style-name="Source_20_Text"><text:span text:style-name="T17">echo</text:span></text:span><text:span text:style-name="Source_20_Text"><text:span text:style-name="T14"> </text:span></text:span><text:span text:style-name="Source_20_Text"><text:span text:style-name="T18">"Oops – PHPMailer class not found."</text:span></text:span><text:span text:style-name="Source_20_Text"><text:span text:style-name="T14">;</text:span></text:span></text:p>
      <text:p text:style-name="P12"><text:span text:style-name="Source_20_Text"><text:span text:style-name="T14">}</text:span></text:span></text:p>
      <text:p text:style-name="Text_20_body">Visit <text:span text:style-name="Source_20_Text">https://civara.us/test.php</text:span> (or run it via CLI) – you should see <text:span text:style-name="Strong_20_Emphasis">“PHPMailer loaded successfully!”</text:span>. If you get the “Oops” message, double‑check the path to <text:span text:style-name="Source_20_Text">autoload.php</text:span> and that Composer finished without errors.</text:p>
      <text:p text:style-name="Horizontal_20_Line"/>
      <text:h text:style-name="Heading_20_3" text:outline-level="3"><text:soft-page-break/>TL;DR</text:h>
      <text:list text:style-name="L7">
        <text:list-item>
          <text:p text:style-name="P67"><text:span text:style-name="Source_20_Text">vendor/autoload.php</text:span> is generated by <text:span text:style-name="Strong_20_Emphasis">Composer</text:span>, not shipped inside the PHPMailer‑7.0.1 zip. </text:p>
        </text:list-item>
        <text:list-item>
          <text:p text:style-name="P67">Run <text:span text:style-name="Source_20_Text">composer require phpmailer/phpmailer</text:span> (locally or via SSH) to create the <text:span text:style-name="Source_20_Text">vendor/</text:span> folder and the autoloader. </text:p>
        </text:list-item>
        <text:list-item>
          <text:p text:style-name="P66">If Composer isn’t possible, manually <text:span text:style-name="Source_20_Text">require</text:span> the three PHPMailer source files (<text:span text:style-name="Source_20_Text">Exception.php</text:span>, <text:span text:style-name="Source_20_Text">PHPMailer.php</text:span>, <text:span text:style-name="Source_20_Text">SMTP.php</text:span>). </text:p>
        </text:list-item>
      </text:list>
      <text:p text:style-name="Text_20_body">Either way, once the autoloader (or manual includes) is in place, your existing PHPMailer code will work without modification. Happy mailing!</text:p>
      <text:p text:style-name="P2"/>
      <text:p text:style-name="P2"/>
      <text:h text:style-name="Heading_20_2" text:outline-level="2">How do in install PHPMailer via composer?</text:h>
      <text:p text:style-name="Text_20_body"/>
      <text:p text:style-name="Text_20_body">Below is a step‑by‑step guide that works on a typical <text:span text:style-name="Strong_20_Emphasis">Namecheap shared‑hosting</text:span> account (or any VPS/desktop) and also covers the case where you can’t run Composer directly on the server.</text:p>
      <text:p text:style-name="Horizontal_20_Line"/>
      <text:h text:style-name="Heading_20_2" text:outline-level="2">1️⃣ Prerequisit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Requirement</text:p>
            </table:table-cell>
            <table:table-cell table:style-name="Table3.A1" office:value-type="string">
              <text:p text:style-name="Table_20_Heading">What it is</text:p>
            </table:table-cell>
            <table:table-cell table:style-name="Table3.A1" office:value-type="string">
              <text:p text:style-name="Table_20_Heading">How to check / install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PHP</text:span></text:p>
          </table:table-cell>
          <table:table-cell table:style-name="Table3.A1" office:value-type="string">
            <text:p text:style-name="Table_20_Contents">Version 7.2 or newer (PHPMailer 7.x needs at least 7.0).</text:p>
          </table:table-cell>
          <table:table-cell table:style-name="Table3.A1" office:value-type="string">
            <text:p text:style-name="Table_20_Contents"><text:span text:style-name="Source_20_Text">php -v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mposer</text:span></text:p>
          </table:table-cell>
          <table:table-cell table:style-name="Table3.A1" office:value-type="string">
            <text:p text:style-name="Table_20_Contents">PHP’s dependency manager that creates <text:span text:style-name="Source_20_Text">vendor/autoload.php</text:span>.</text:p>
          </table:table-cell>
          <table:table-cell table:style-name="Table3.A1" office:value-type="string">
            <text:p text:style-name="Table_20_Contents"><text:span text:style-name="Source_20_Text">composer --version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SH access</text:span> (optional but easiest)</text:p>
          </table:table-cell>
          <table:table-cell table:style-name="Table3.A1" office:value-type="string">
            <text:p text:style-name="Table_20_Contents">Allows you to run Composer on the server.</text:p>
          </table:table-cell>
          <table:table-cell table:style-name="Table3.A1" office:value-type="string">
            <text:p text:style-name="Table_20_Contents">Enabled in your Namecheap cPanel → <text:span text:style-name="Emphasis">SSH Access</text:span>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ile‑transfer access</text:span> (FTP/SFTP)</text:p>
          </table:table-cell>
          <table:table-cell table:style-name="Table3.A1" office:value-type="string">
            <text:p text:style-name="Table_20_Contents">Needed if you run Composer locally and then upload.</text:p>
          </table:table-cell>
          <table:table-cell table:style-name="Table3.A1" office:value-type="string">
            <text:p text:style-name="Table_20_Contents">Any FTP client (FileZilla, Cyberduck, etc.).</text:p>
          </table:table-cell>
        </table:table-row>
      </table:table>
      <text:p text:style-name="Text_20_body">If you <text:span text:style-name="Strong_20_Emphasis">already have SSH</text:span> on your hosting plan, skip the “local install” section below.</text:p>
      <text:p text:style-name="Horizontal_20_Line"/>
      <text:h text:style-name="Heading_20_2" text:outline-level="2">2️⃣ Installing Composer (if you don’t have it)</text:h>
      <text:h text:style-name="Heading_20_3" text:outline-level="3">On the server (via SSH)</text:h>
      <text:p text:style-name="P15"><text:span text:style-name="Source_20_Text"><text:span text:style-name="T22"># 1. Download the installer script</text:span></text:span></text:p>
      <text:p text:style-name="P11"><text:span text:style-name="Source_20_Text"><text:span text:style-name="T14">php -r </text:span></text:span><text:span text:style-name="Source_20_Text"><text:span text:style-name="T18">"copy('https://getcomposer.org/installer', 'composer-setup.php');"</text:span></text:span></text:p>
      <text:p text:style-name="P11"/>
      <text:p text:style-name="P14"><text:span text:style-name="Source_20_Text"><text:span text:style-name="T22"># 2. Verify the installer (optional but recommended)</text:span></text:span></text:p>
      <text:p text:style-name="P11"><text:soft-page-break/><text:span text:style-name="Source_20_Text"><text:span text:style-name="T19">HASH=$(curl -s https://composer.github.io/installer.sig)</text:span></text:span></text:p>
      <text:p text:style-name="P11"><text:span text:style-name="Source_20_Text"><text:span text:style-name="T14">php -r </text:span></text:span><text:span text:style-name="Source_20_Text"><text:span text:style-name="T18">"if (hash_file('sha384', 'composer-setup.php') === '</text:span></text:span><text:span text:style-name="Source_20_Text"><text:span text:style-name="T19">$HASH</text:span></text:span><text:span text:style-name="Source_20_Text"><text:span text:style-name="T18">') { echo 'Installer verified'; } else { echo 'Installer corrupt'; unlink('composer-setup.php'); exit(1); }"</text:span></text:span></text:p>
      <text:p text:style-name="P11"/>
      <text:p text:style-name="P14"><text:span text:style-name="Source_20_Text"><text:span text:style-name="T22"># 3. Install globally (writes to /usr/local/bin/composer)</text:span></text:span></text:p>
      <text:p text:style-name="P11"><text:span text:style-name="Source_20_Text"><text:span text:style-name="T14">php composer-setup.php --install-dir</text:span></text:span><text:span text:style-name="Source_20_Text"><text:span text:style-name="T19">=</text:span></text:span><text:span text:style-name="Source_20_Text"><text:span text:style-name="T14">/usr/local/bin --filename</text:span></text:span><text:span text:style-name="Source_20_Text"><text:span text:style-name="T19">=</text:span></text:span><text:span text:style-name="Source_20_Text"><text:span text:style-name="T14">composer</text:span></text:span></text:p>
      <text:p text:style-name="P11"/>
      <text:p text:style-name="P14"><text:span text:style-name="Source_20_Text"><text:span text:style-name="T22"># 4. Clean up</text:span></text:span></text:p>
      <text:p text:style-name="P12"><text:span text:style-name="Source_20_Text"><text:span text:style-name="T19">rm</text:span></text:span><text:span text:style-name="Source_20_Text"><text:span text:style-name="T14"> composer-setup.php</text:span></text:span></text:p>
      <text:p text:style-name="Text_20_body">Now <text:span text:style-name="Source_20_Text">composer</text:span> should be in your <text:span text:style-name="Source_20_Text">$PATH</text:span>:</text:p>
      <text:p text:style-name="P9"><text:span text:style-name="Source_20_Text"><text:span text:style-name="T19">composer</text:span></text:span><text:span text:style-name="Source_20_Text"><text:span text:style-name="T14"> --version</text:span></text:span></text:p>
      <text:p text:style-name="P12"><text:span text:style-name="Source_20_Text"><text:span text:style-name="T21"># Composer version 2.x.x ...</text:span></text:span></text:p>
      <text:p text:style-name="Quotations"><text:span text:style-name="Strong_20_Emphasis">If you get “permission denied”</text:span> when writing to <text:span text:style-name="Source_20_Text">/usr/local/bin</text:span>, use a directory you own, e.g. <text:span text:style-name="Source_20_Text">~/bin</text:span>, and add it to your PATH in <text:span text:style-name="Source_20_Text">~/.bashrc</text:span>:</text:p>
      <text:p text:style-name="P9"><text:span text:style-name="Source_20_Text"><text:span text:style-name="T19">mkdir</text:span></text:span><text:span text:style-name="Source_20_Text"><text:span text:style-name="T14"> -p ~/bin</text:span></text:span></text:p>
      <text:p text:style-name="P11"><text:span text:style-name="Source_20_Text"><text:span text:style-name="T14">php composer-setup.php --install-dir</text:span></text:span><text:span text:style-name="Source_20_Text"><text:span text:style-name="T19">=~</text:span></text:span><text:span text:style-name="Source_20_Text"><text:span text:style-name="T14">/bin --filename</text:span></text:span><text:span text:style-name="Source_20_Text"><text:span text:style-name="T19">=</text:span></text:span><text:span text:style-name="Source_20_Text"><text:span text:style-name="T14">composer</text:span></text:span></text:p>
      <text:p text:style-name="P11"><text:span text:style-name="Source_20_Text"><text:span text:style-name="T20">echo</text:span></text:span><text:span text:style-name="Source_20_Text"><text:span text:style-name="T14"> </text:span></text:span><text:span text:style-name="Source_20_Text"><text:span text:style-name="T18">'export PATH=$HOME/bin:$PATH'</text:span></text:span><text:span text:style-name="Source_20_Text"><text:span text:style-name="T14"> </text:span></text:span><text:span text:style-name="Source_20_Text"><text:span text:style-name="T19">&gt;&gt;</text:span></text:span><text:span text:style-name="Source_20_Text"><text:span text:style-name="T14"> ~/.bashrc</text:span></text:span></text:p>
      <text:p text:style-name="P12"><text:span text:style-name="Source_20_Text"><text:span text:style-name="T20">source</text:span></text:span><text:span text:style-name="Source_20_Text"><text:span text:style-name="T14"> ~/.bashrc</text:span></text:span></text:p>
      <text:h text:style-name="Heading_20_3" text:outline-level="3">On a local machine (Windows/macOS/Linux)</text:h>
      <text:list text:style-name="L8">
        <text:list-item>
          <text:p text:style-name="P69"><text:span text:style-name="Strong_20_Emphasis">Windows</text:span> – download the installer from <text:a xlink:type="simple" xlink:href="https://getcomposer.org/Composer-Setup.exe" text:style-name="Internet_20_link" text:visited-style-name="Visited_20_Internet_20_Link">https://getcomposer.org/Composer-Setup.exe</text:a> and run it. </text:p>
        </text:list-item>
        <text:list-item>
          <text:p text:style-name="P68"><text:span text:style-name="Strong_20_Emphasis">macOS/Linux</text:span> – open a terminal and run the same commands shown above (they work everywhere). </text:p>
        </text:list-item>
      </text:list>
      <text:p text:style-name="Text_20_body">Once Composer is installed locally, you can use it to build the PHPMailer package and then upload the resulting files to your server (see Section 4).</text:p>
      <text:p text:style-name="Horizontal_20_Line"/>
      <text:h text:style-name="Heading_20_2" text:outline-level="2">3️⃣ Using Composer to pull in PHPMailer</text:h>
      <text:h text:style-name="Heading_20_3" text:outline-level="3">3.1 Create a project folder (or use an existing one)</text:h>
      <text:p text:style-name="P9"><text:span text:style-name="Source_20_Text"><text:span text:style-name="T20">cd</text:span></text:span><text:span text:style-name="Source_20_Text"><text:span text:style-name="T14"> ~/public_html <text:s text:c="9"/></text:span></text:span><text:span text:style-name="Source_20_Text"><text:span text:style-name="T21"># or wherever your site lives</text:span></text:span></text:p>
      <text:p text:style-name="P11"><text:span text:style-name="Source_20_Text"><text:span text:style-name="T19">mkdir</text:span></text:span><text:span text:style-name="Source_20_Text"><text:span text:style-name="T14"> mysite <text:s text:c="13"/></text:span></text:span><text:span text:style-name="Source_20_Text"><text:span text:style-name="T21"># optional – if you already have a folder, cd into it</text:span></text:span></text:p>
      <text:p text:style-name="P12"><text:soft-page-break/><text:span text:style-name="Source_20_Text"><text:span text:style-name="T20">cd</text:span></text:span><text:span text:style-name="Source_20_Text"><text:span text:style-name="T14"> mysite</text:span></text:span></text:p>
      <text:h text:style-name="Heading_20_3" text:outline-level="3">3.2 Initialise Composer (creates <text:span text:style-name="Source_20_Text">composer.json</text:span>)</text:h>
      <text:p text:style-name="P10"><text:span text:style-name="Source_20_Text"><text:span text:style-name="T19">composer</text:span></text:span><text:span text:style-name="Source_20_Text"><text:span text:style-name="T14"> init --no-interaction</text:span></text:span></text:p>
      <text:p text:style-name="Text_20_body">That creates a minimal <text:span text:style-name="Source_20_Text">composer.json</text:span>:</text:p>
      <text:p text:style-name="P9"><text:span text:style-name="Source_20_Text"><text:span text:style-name="T14">{</text:span></text:span></text:p>
      <text:p text:style-name="P11"><text:span text:style-name="Source_20_Text"><text:span text:style-name="T15"><text:s text:c="4"/></text:span></text:span><text:span text:style-name="Source_20_Text"><text:span text:style-name="T16">"require"</text:span></text:span><text:span text:style-name="Source_20_Text"><text:span text:style-name="T19">:</text:span></text:span><text:span text:style-name="Source_20_Text"><text:span text:style-name="T14"> {}</text:span></text:span></text:p>
      <text:p text:style-name="P12"><text:span text:style-name="Source_20_Text"><text:span text:style-name="T14">}</text:span></text:span></text:p>
      <text:h text:style-name="Heading_20_3" text:outline-level="3">3.3 Add PHPMailer as a dependency</text:h>
      <text:p text:style-name="P10"><text:span text:style-name="Source_20_Text"><text:span text:style-name="T19">composer</text:span></text:span><text:span text:style-name="Source_20_Text"><text:span text:style-name="T14"> require phpmailer/phpmailer </text:span></text:span><text:span text:style-name="Source_20_Text"><text:span text:style-name="T18">"^7.0"</text:span></text:span></text:p>
      <text:p text:style-name="Text_20_body"><text:span text:style-name="Emphasis">What happens</text:span></text:p>
      <text:list text:style-name="L9">
        <text:list-item>
          <text:p text:style-name="P71">Composer downloads PHPMailer (and any of its own dependencies) into <text:span text:style-name="Source_20_Text">vendor/</text:span>. </text:p>
        </text:list-item>
        <text:list-item>
          <text:p text:style-name="P71">It generates <text:span text:style-name="Source_20_Text">vendor/autoload.php</text:span>, which autoloads all classes. </text:p>
        </text:list-item>
        <text:list-item>
          <text:p text:style-name="P70">It updates <text:span text:style-name="Source_20_Text">composer.json</text:span> to include the requirement and writes a lock file (<text:span text:style-name="Source_20_Text">composer.lock</text:span>). </text:p>
        </text:list-item>
      </text:list>
      <text:p text:style-name="Text_20_body">After the command finishes you’ll see something like:</text:p>
      <text:p text:style-name="Preformatted_20_Text"><text:span text:style-name="Source_20_Text">Created package.json lock file</text:span></text:p>
      <text:p text:style-name="Preformatted_20_Text"><text:span text:style-name="Source_20_Text">Loading composer repositories with package information</text:span></text:p>
      <text:p text:style-name="Preformatted_20_Text"><text:span text:style-name="Source_20_Text">Updating dependencies (including require-dev)</text:span></text:p>
      <text:p text:style-name="Preformatted_20_Text"><text:span text:style-name="Source_20_Text">Package operations: 1 install, 0 updates, 0 removals</text:span></text:p>
      <text:p text:style-name="Preformatted_20_Text"><text:span text:style-name="Source_20_Text"><text:s text:c="2"/>- Installing phpmailer/phpmailer (v7.0.1): Extracting archive</text:span></text:p>
      <text:p text:style-name="Preformatted_20_Text"><text:span text:style-name="Source_20_Text">Writing lock file</text:span></text:p>
      <text:p text:style-name="P13"><text:span text:style-name="Source_20_Text">Generating autoload files</text:span></text:p>
      <text:h text:style-name="Heading_20_3" text:outline-level="3">3.4 Verify the layout</text:h>
      <text:p text:style-name="Preformatted_20_Text"><text:span text:style-name="Source_20_Text">mySite/</text:span></text:p>
      <text:p text:style-name="Preformatted_20_Text"><text:span text:style-name="Source_20_Text">├─ index.php <text:s text:c="14"/>← your script</text:span></text:p>
      <text:p text:style-name="Preformatted_20_Text"><text:span text:style-name="Source_20_Text">├─ composer.json</text:span></text:p>
      <text:p text:style-name="Preformatted_20_Text"><text:span text:style-name="Source_20_Text">├─ composer.lock</text:span></text:p>
      <text:p text:style-name="Preformatted_20_Text"><text:span text:style-name="Source_20_Text">└─ vendor/</text:span></text:p>
      <text:p text:style-name="Preformatted_20_Text"><text:span text:style-name="Source_20_Text"><text:s text:c="3"/>├─ autoload.php</text:span></text:p>
      <text:p text:style-name="Preformatted_20_Text"><text:span text:style-name="Source_20_Text"><text:s text:c="3"/>└─ phpmailer/</text:span></text:p>
      <text:p text:style-name="Preformatted_20_Text"><text:span text:style-name="Source_20_Text"><text:s text:c="7"/>└─ phpmailer/</text:span></text:p>
      <text:p text:style-name="Preformatted_20_Text"><text:span text:style-name="Source_20_Text"><text:s text:c="11"/>├─ src/</text:span></text:p>
      <text:p text:style-name="Preformatted_20_Text"><text:span text:style-name="Source_20_Text"><text:s text:c="11"/>│ <text:s text:c="2"/>├─ PHPMailer.php</text:span></text:p>
      <text:p text:style-name="Preformatted_20_Text"><text:span text:style-name="Source_20_Text"><text:s text:c="11"/>│ <text:s text:c="2"/>├─ SMTP.php</text:span></text:p>
      <text:p text:style-name="Preformatted_20_Text"><text:span text:style-name="Source_20_Text"><text:s text:c="11"/>│ <text:s text:c="2"/>└─ Exception.php</text:span></text:p>
      <text:p text:style-name="P13"><text:span text:style-name="Source_20_Text"><text:s text:c="11"/>└─ …</text:span></text:p>
      <text:p text:style-name="Text_20_body"><text:soft-page-break/>Now you can <text:span text:style-name="Strong_20_Emphasis">include the autoloader</text:span> in any PHP file:</text:p>
      <text:p text:style-name="P9"><text:span text:style-name="Source_20_Text"><text:span text:style-name="T16">&lt;?php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vendor/autoload.php'</text:span></text:span><text:span text:style-name="Source_20_Text"><text:span text:style-name="T14">; <text:s text:c="2"/></text:span></text:span><text:span text:style-name="Source_20_Text"><text:span text:style-name="T21">// &lt;-- this line loads PHPMailer</text:span></text:span></text:p>
      <text:p text:style-name="P11"><text:span text:style-name="Source_20_Text"><text:span text:style-name="T17">use</text:span></text:span><text:span text:style-name="Source_20_Text"><text:span text:style-name="T14"> PHPMailer\PHPMailer\PHPMailer;</text:span></text:span></text:p>
      <text:p text:style-name="P11"><text:span text:style-name="Source_20_Text"><text:span text:style-name="T17">use</text:span></text:span><text:span text:style-name="Source_20_Text"><text:span text:style-name="T14"> PHPMailer\PHPMailer\Exception;</text:span></text:span></text:p>
      <text:p text:style-name="P11"/>
      <text:p text:style-name="P12"><text:span text:style-name="Source_20_Text"><text:span text:style-name="T21">// …your mailing code…</text:span></text:span></text:p>
      <text:p text:style-name="Horizontal_20_Line"/>
      <text:h text:style-name="Heading_20_2" text:outline-level="2">4️⃣ If you cannot run Composer on the server</text:h>
      <text:p text:style-name="Text_20_body">Many shared‑hosting plans restrict SSH or lack Composer. In that case:</text:p>
      <text:list text:style-name="L10">
        <text:list-item>
          <text:p text:style-name="P73"><text:span text:style-name="Strong_20_Emphasis">Run Composer locally</text:span> (on your laptop/desktop) inside a folder that mirrors the structure you’ll deploy. </text:p>
        </text:list-item>
        <text:list-item>
          <text:p text:style-name="P72"><text:span text:style-name="Strong_20_Emphasis">Upload the entire folder</text:span> (including <text:span text:style-name="Source_20_Text">vendor/</text:span>) via FTP/SFTP to the server. </text:p>
        </text:list-item>
      </text:list>
      <text:h text:style-name="Heading_20_3" text:outline-level="3">Example workflow on a local machine</text:h>
      <text:p text:style-name="P15"><text:span text:style-name="Source_20_Text"><text:span text:style-name="T22"># On your laptop</text:span></text:span></text:p>
      <text:p text:style-name="P11"><text:span text:style-name="Source_20_Text"><text:span text:style-name="T19">mkdir</text:span></text:span><text:span text:style-name="Source_20_Text"><text:span text:style-name="T14"> civara-site</text:span></text:span></text:p>
      <text:p text:style-name="P11"><text:span text:style-name="Source_20_Text"><text:span text:style-name="T20">cd</text:span></text:span><text:span text:style-name="Source_20_Text"><text:span text:style-name="T14"> civara-site</text:span></text:span></text:p>
      <text:p text:style-name="P11"><text:span text:style-name="Source_20_Text"><text:span text:style-name="T19">composer</text:span></text:span><text:span text:style-name="Source_20_Text"><text:span text:style-name="T14"> init --no-interaction</text:span></text:span></text:p>
      <text:p text:style-name="P11"><text:span text:style-name="Source_20_Text"><text:span text:style-name="T19">composer</text:span></text:span><text:span text:style-name="Source_20_Text"><text:span text:style-name="T14"> require phpmailer/phpmailer </text:span></text:span><text:span text:style-name="Source_20_Text"><text:span text:style-name="T18">"^7.0"</text:span></text:span></text:p>
      <text:p text:style-name="P12"><text:span text:style-name="Source_20_Text"><text:span text:style-name="T21"># Add your PHP scripts (index.php, contact.php, etc.) into this folder.</text:span></text:span></text:p>
      <text:p text:style-name="Text_20_body">Your folder now looks like:</text:p>
      <text:p text:style-name="Preformatted_20_Text"><text:span text:style-name="Source_20_Text">civara-site/</text:span></text:p>
      <text:p text:style-name="Preformatted_20_Text"><text:span text:style-name="Source_20_Text">├─ index.php <text:s text:c="15"/>← your site entry point</text:span></text:p>
      <text:p text:style-name="Preformatted_20_Text"><text:span text:style-name="Source_20_Text">├─ contact.php <text:s text:c="13"/>← script that sends mail</text:span></text:p>
      <text:p text:style-name="Preformatted_20_Text"><text:span text:style-name="Source_20_Text">├─ composer.json</text:span></text:p>
      <text:p text:style-name="Preformatted_20_Text"><text:span text:style-name="Source_20_Text">├─ composer.lock</text:span></text:p>
      <text:p text:style-name="Preformatted_20_Text"><text:span text:style-name="Source_20_Text">└─ vendor/</text:span></text:p>
      <text:p text:style-name="Preformatted_20_Text"><text:span text:style-name="Source_20_Text"><text:s text:c="4"/>└─ autoload.php</text:span></text:p>
      <text:p text:style-name="P13"><text:span text:style-name="Source_20_Text"><text:s text:c="4"/>└─ phpmailer/...</text:span></text:p>
      <text:p text:style-name="Text_20_body"><text:span text:style-name="Strong_20_Emphasis">Upload</text:span> the whole <text:span text:style-name="Source_20_Text">civara-site/</text:span> directory to <text:span text:style-name="Source_20_Text">public_html/</text:span> (or whatever web‑root you use). After uploading, the server will have exactly the same structure, and <text:span text:style-name="Source_20_Text">require 'vendor/autoload.php';</text:span> will work.</text:p>
      <text:p text:style-name="Horizontal_20_Line"/>
      <text:h text:style-name="Heading_20_2" text:outline-level="2"><text:soft-page-break/>5️⃣ Common pitfalls &amp; how to fix them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ymptom</text:p>
            </table:table-cell>
            <table:table-cell table:style-name="Table4.A1" office:value-type="string">
              <text:p text:style-name="Table_20_Heading">Likely cause</text:p>
            </table:table-cell>
            <table:table-cell table:style-name="Table4.A1" office:value-type="string">
              <text:p text:style-name="Table_20_Heading">Fix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Fatal error: Class 'PHPMailer\PHPMailer\PHPMailer' not found</text:span></text:p>
          </table:table-cell>
          <table:table-cell table:style-name="Table4.A1" office:value-type="string">
            <text:p text:style-name="Table_20_Contents">Autoloader not included or wrong path.</text:p>
          </table:table-cell>
          <table:table-cell table:style-name="Table4.A1" office:value-type="string">
            <text:p text:style-name="Table_20_Contents">Ensure <text:span text:style-name="Source_20_Text">require __DIR__.'/vendor/autoload.php';</text:span> points to the correct location relative to the script.</text:p>
          </table:table-cell>
        </table:table-row>
        <table:table-row>
          <table:table-cell table:style-name="Table4.A1" office:value-type="string">
            <text:p text:style-name="Table_20_Contents"><text:span text:style-name="Source_20_Text">Composer could not find a matching version for package phpmailer/phpmailer</text:span></text:p>
          </table:table-cell>
          <table:table-cell table:style-name="Table4.A1" office:value-type="string">
            <text:p text:style-name="Table_20_Contents">Wrong PHP version (e.g., PHP 5.6).</text:p>
          </table:table-cell>
          <table:table-cell table:style-name="Table4.A1" office:value-type="string">
            <text:p text:style-name="Table_20_Contents">Upgrade PHP to ≥ 7.0 or specify an older PHPMailer version (<text:span text:style-name="Source_20_Text">composer require phpmailer/phpmailer "^5.2"</text:span>).</text:p>
          </table:table-cell>
        </table:table-row>
        <table:table-row>
          <table:table-cell table:style-name="Table4.A1" office:value-type="string">
            <text:p text:style-name="Table_20_Contents"><text:span text:style-name="Source_20_Text">Permission denied</text:span> when Composer tries to write <text:span text:style-name="Source_20_Text">vendor/</text:span></text:p>
          </table:table-cell>
          <table:table-cell table:style-name="Table4.A1" office:value-type="string">
            <text:p text:style-name="Table_20_Contents">Directory not writable.</text:p>
          </table:table-cell>
          <table:table-cell table:style-name="Table4.A1" office:value-type="string">
            <text:p text:style-name="Table_20_Contents">Set proper permissions (<text:span text:style-name="Source_20_Text">chmod -R 755 vendor/</text:span> or <text:span text:style-name="Source_20_Text">chmod 775 vendor/</text:span> depending on host).</text:p>
          </table:table-cell>
        </table:table-row>
        <table:table-row>
          <table:table-cell table:style-name="Table4.A1" office:value-type="string">
            <text:p text:style-name="Table_20_Contents"><text:span text:style-name="Source_20_Text">The autoloader file is missing after upload</text:span></text:p>
          </table:table-cell>
          <table:table-cell table:style-name="Table4.A1" office:value-type="string">
            <text:p text:style-name="Table_20_Contents">You uploaded only your script, not the <text:span text:style-name="Source_20_Text">vendor/</text:span> folder.</text:p>
          </table:table-cell>
          <table:table-cell table:style-name="Table4.A1" office:value-type="string">
            <text:p text:style-name="Table_20_Contents">Re‑upload the complete <text:span text:style-name="Source_20_Text">vendor/</text:span> directory.</text:p>
          </table:table-cell>
        </table:table-row>
        <table:table-row>
          <table:table-cell table:style-name="Table4.A1" office:value-type="string">
            <text:p text:style-name="Table_20_Contents"><text:span text:style-name="Source_20_Text">SMTP authentication failed</text:span></text:p>
          </table:table-cell>
          <table:table-cell table:style-name="Table4.A1" office:value-type="string">
            <text:p text:style-name="Table_20_Contents">Wrong token or token not saved in env variable.</text:p>
          </table:table-cell>
          <table:table-cell table:style-name="Table4.A1" office:value-type="string">
            <text:p text:style-name="Table_20_Contents">Double‑check the token value, ensure it’s stored in <text:span text:style-name="Source_20_Text">PROTON_SMTP_TOKEN</text:span> (or whichever name you use), and that <text:span text:style-name="Source_20_Text">getenv()</text:span> reads it.</text:p>
          </table:table-cell>
        </table:table-row>
      </table:table>
      <text:p text:style-name="Horizontal_20_Line"/>
      <text:h text:style-name="Heading_20_2" text:outline-level="2">6️⃣ Quick “Hello World” test after deployment</text:h>
      <text:p text:style-name="Text_20_body">Create <text:span text:style-name="Source_20_Text">testmail.php</text:span> in the same folder as <text:span text:style-name="Source_20_Text">vendor/</text:span>:</text:p>
      <text:p text:style-name="P9"><text:span text:style-name="Source_20_Text"><text:span text:style-name="T16">&lt;?php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vendor/autoload.php'</text:span></text:span><text:span text:style-name="Source_20_Text"><text:span text:style-name="T14">;</text:span></text:span></text:p>
      <text:p text:style-name="P11"/>
      <text:p text:style-name="P11"><text:span text:style-name="Source_20_Text"><text:span text:style-name="T17">use</text:span></text:span><text:span text:style-name="Source_20_Text"><text:span text:style-name="T14"> PHPMailer\PHPMailer\PHPMailer;</text:span></text:span></text:p>
      <text:p text:style-name="P11"><text:span text:style-name="Source_20_Text"><text:span text:style-name="T17">use</text:span></text:span><text:span text:style-name="Source_20_Text"><text:span text:style-name="T14"> PHPMailer\PHPMailer\Exception;</text:span></text:span></text:p>
      <text:p text:style-name="P11"/>
      <text:p text:style-name="P11"><text:span text:style-name="Source_20_Text"><text:span text:style-name="T19">$mail</text:span></text:span><text:span text:style-name="Source_20_Text"><text:span text:style-name="T14">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7">new</text:span></text:span><text:span text:style-name="Source_20_Text"><text:span text:style-name="T14"> </text:span></text:span><text:span text:style-name="Source_20_Text"><text:span text:style-name="T20">PHPMailer</text:span></text:span><text:span text:style-name="Source_20_Text"><text:span text:style-name="T14">(</text:span></text:span><text:span text:style-name="Source_20_Text"><text:span text:style-name="T20">true</text:span></text:span><text:span text:style-name="Source_20_Text"><text:span text:style-name="T14">);</text:span></text:span></text:p>
      <text:p text:style-name="P11"><text:span text:style-name="Source_20_Text"><text:span text:style-name="T17">try</text:span></text:span><text:span text:style-name="Source_20_Text"><text:span text:style-name="T14"> {</text:span></text:span></text:p>
      <text:p text:style-name="P11"><text:span text:style-name="Source_20_Text"><text:span text:style-name="T15"><text:s text:c="4"/></text:span></text:span><text:span text:style-name="Source_20_Text"><text:span text:style-name="T19">$mail-&gt;isSMTP</text:span></text:span><text:span text:style-name="Source_20_Text"><text:span text:style-name="T14">()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Host</text:span></text:span><text:span text:style-name="Source_20_Text"><text:span text:style-name="T14"> <text:s text:c="6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smtp.protonmail.ch'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SMTPAuth</text:span></text:span><text:span text:style-name="Source_20_Text"><text:span text:style-name="T14"> <text:s text:c="2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0">true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Username</text:span></text:span><text:span text:style-name="Source_20_Text"><text:span text:style-name="T14"> <text:s text:c="2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civara4u@civara.us'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Password</text:span></text:span><text:span text:style-name="Source_20_Text"><text:span text:style-name="T14"> <text:s text:c="2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9">getenv</text:span></text:span><text:span text:style-name="Source_20_Text"><text:span text:style-name="T14">(</text:span></text:span><text:span text:style-name="Source_20_Text"><text:span text:style-name="T18">'PROTON_SMTP_TOKEN'</text:span></text:span><text:span text:style-name="Source_20_Text"><text:span text:style-name="T14">); <text:s text:c="2"/></text:span></text:span><text:span text:style-name="Source_20_Text"><text:span text:style-name="T21">// token stored as env var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SMTPSecure</text:span></text:span><text:span text:style-name="Source_20_Text"><text:span text:style-name="T14"> </text:span></text:span><text:span text:style-name="Source_20_Text"><text:span text:style-name="T19">=</text:span></text:span><text:span text:style-name="Source_20_Text"><text:span text:style-name="T14"> PHPMailer::</text:span></text:span><text:span text:style-name="Source_20_Text"><text:span text:style-name="T20">ENCRYPTION_STARTTLS</text:span></text:span><text:span text:style-name="Source_20_Text"><text:span text:style-name="T14">;</text:span></text:span></text:p>
      <text:p text:style-name="P11"><text:soft-page-break/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Port</text:span></text:span><text:span text:style-name="Source_20_Text"><text:span text:style-name="T14"> <text:s text:c="6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0">587</text:span></text:span><text:span text:style-name="Source_20_Text"><text:span text:style-name="T14">;</text:span></text:span></text:p>
      <text:p text:style-name="P11"/>
      <text:p text:style-name="P11"><text:span text:style-name="Source_20_Text"><text:span text:style-name="T15"><text:s text:c="4"/></text:span></text:span><text:span text:style-name="Source_20_Text"><text:span text:style-name="T19">$mail-&gt;setFrom</text:span></text:span><text:span text:style-name="Source_20_Text"><text:span text:style-name="T14">(</text:span></text:span><text:span text:style-name="Source_20_Text"><text:span text:style-name="T18">'civara4u@civara.us'</text:span></text:span><text:span text:style-name="Source_20_Text"><text:span text:style-name="T14">, </text:span></text:span><text:span text:style-name="Source_20_Text"><text:span text:style-name="T18">'Civara Test'</text:span></text:span><text:span text:style-name="Source_20_Text"><text:span text:style-name="T14">);</text:span></text:span></text:p>
      <text:p text:style-name="P11"><text:span text:style-name="Source_20_Text"><text:span text:style-name="T15"><text:s text:c="4"/></text:span></text:span><text:span text:style-name="Source_20_Text"><text:span text:style-name="T19">$mail-&gt;addAddress</text:span></text:span><text:span text:style-name="Source_20_Text"><text:span text:style-name="T14">(</text:span></text:span><text:span text:style-name="Source_20_Text"><text:span text:style-name="T18">'you@example.com'</text:span></text:span><text:span text:style-name="Source_20_Text"><text:span text:style-name="T14">);</text:span></text:span></text:p>
      <text:p text:style-name="P11"/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Subject</text:span></text:span><text:span text:style-name="Source_20_Text"><text:span text:style-name="T14">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PHPMailer test'</text:span></text:span><text:span text:style-name="Source_20_Text"><text:span text:style-name="T14">;</text:span></text:span></text:p>
      <text:p text:style-name="P11"><text:span text:style-name="Source_20_Text"><text:span text:style-name="T15"><text:s text:c="4"/></text:span></text:span><text:span text:style-name="Source_20_Text"><text:span text:style-name="T19">$mail-&gt;</text:span></text:span><text:span text:style-name="Source_20_Text"><text:span text:style-name="T16">Body</text:span></text:span><text:span text:style-name="Source_20_Text"><text:span text:style-name="T14"> <text:s text:c="3"/>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18">'If you see this, PHPMailer + Composer are working!'</text:span></text:span><text:span text:style-name="Source_20_Text"><text:span text:style-name="T14">;</text:span></text:span></text:p>
      <text:p text:style-name="P11"/>
      <text:p text:style-name="P11"><text:span text:style-name="Source_20_Text"><text:span text:style-name="T15"><text:s text:c="4"/></text:span></text:span><text:span text:style-name="Source_20_Text"><text:span text:style-name="T19">$mail-&gt;send</text:span></text:span><text:span text:style-name="Source_20_Text"><text:span text:style-name="T14">();</text:span></text:span></text:p>
      <text:p text:style-name="P11"><text:span text:style-name="Source_20_Text"><text:span text:style-name="T15"><text:s text:c="4"/></text:span></text:span><text:span text:style-name="Source_20_Text"><text:span text:style-name="T17">echo</text:span></text:span><text:span text:style-name="Source_20_Text"><text:span text:style-name="T14"> </text:span></text:span><text:span text:style-name="Source_20_Text"><text:span text:style-name="T18">'✅ Message sent'</text:span></text:span><text:span text:style-name="Source_20_Text"><text:span text:style-name="T14">;</text:span></text:span></text:p>
      <text:p text:style-name="P11"><text:span text:style-name="Source_20_Text"><text:span text:style-name="T14">} </text:span></text:span><text:span text:style-name="Source_20_Text"><text:span text:style-name="T17">catch</text:span></text:span><text:span text:style-name="Source_20_Text"><text:span text:style-name="T14"> (</text:span></text:span><text:span text:style-name="Source_20_Text"><text:span text:style-name="T20">Exception</text:span></text:span><text:span text:style-name="Source_20_Text"><text:span text:style-name="T14"> </text:span></text:span><text:span text:style-name="Source_20_Text"><text:span text:style-name="T19">$e</text:span></text:span><text:span text:style-name="Source_20_Text"><text:span text:style-name="T14">) {</text:span></text:span></text:p>
      <text:p text:style-name="P11"><text:span text:style-name="Source_20_Text"><text:span text:style-name="T15"><text:s text:c="4"/></text:span></text:span><text:span text:style-name="Source_20_Text"><text:span text:style-name="T17">echo</text:span></text:span><text:span text:style-name="Source_20_Text"><text:span text:style-name="T14"> </text:span></text:span><text:span text:style-name="Source_20_Text"><text:span text:style-name="T18">"❌ Mailer Error: {$mail-&gt;ErrorInfo}"</text:span></text:span><text:span text:style-name="Source_20_Text"><text:span text:style-name="T14">;</text:span></text:span></text:p>
      <text:p text:style-name="P12"><text:span text:style-name="Source_20_Text"><text:span text:style-name="T14">}</text:span></text:span></text:p>
      <text:p text:style-name="Text_20_body">Visit <text:span text:style-name="Source_20_Text">https://civara.us/testmail.php</text:span>. You should see <text:span text:style-name="Strong_20_Emphasis">“✅ Message sent”</text:span> and receive the email in your inbox. If you see an error, the output will give you the exact SMTP error code to troubleshoot.</text:p>
      <text:p text:style-name="Horizontal_20_Line"/>
      <text:h text:style-name="Heading_20_2" text:outline-level="2">7️⃣ TL;DR – One‑liner summary</text:h>
      <text:p text:style-name="P15"><text:span text:style-name="Source_20_Text"><text:span text:style-name="T22"># From your site’s root (via SSH or locally)</text:span></text:span></text:p>
      <text:p text:style-name="P11"><text:span text:style-name="Source_20_Text"><text:span text:style-name="T19">composer</text:span></text:span><text:span text:style-name="Source_20_Text"><text:span text:style-name="T14"> require phpmailer/phpmailer </text:span></text:span><text:span text:style-name="Source_20_Text"><text:span text:style-name="T18">"^7.0"</text:span></text:span></text:p>
      <text:p text:style-name="P14"><text:span text:style-name="Source_20_Text"><text:span text:style-name="T22"># Then in PHP:</text:span></text:span></text:p>
      <text:p text:style-name="P12"><text:span text:style-name="Source_20_Text"><text:span text:style-name="T14">require __DIR__.</text:span></text:span><text:span text:style-name="Source_20_Text"><text:span text:style-name="T18">'/vendor/autoload.php'</text:span></text:span><text:span text:style-name="Source_20_Text"><text:span text:style-name="T14">;</text:span></text:span></text:p>
      <text:p text:style-name="Text_20_body">If you can’t run Composer on the host, run the same command <text:span text:style-name="Strong_20_Emphasis">locally</text:span>, zip the whole project (including the generated <text:span text:style-name="Source_20_Text">vendor/</text:span> folder), and upload it to the server.</text:p>
      <text:p text:style-name="Text_20_body">That’s all you need to get PHPMailer 7.0.1 working with the Composer autoloader on your Namecheap‑hosted site. Happy coding!</text:p>
      <text:p text:style-name="Text_20_body"/>
      <text:p text:style-name="Text_20_body"/>
      <text:p text:style-name="Text_20_body"/>
      <text:h text:style-name="Heading_20_1" text:outline-level="1"><text:soft-page-break/>Using composer</text:h>
      <text:h text:style-name="Heading_20_3" text:outline-level="3">Why <text:span text:style-name="Source_20_Text">composer init --no-interaction</text:span> is failing</text:h>
      <text:p text:style-name="Text_20_body"><text:span text:style-name="Source_20_Text">composer init</text:span> is the command that <text:span text:style-name="Strong_20_Emphasis">creates a </text:span><text:span text:style-name="Strong_20_Emphasis"><text:span text:style-name="Source_20_Text">composer.json</text:span></text:span><text:span text:style-name="Strong_20_Emphasis"> file</text:span>.<text:line-break/>When you pass <text:span text:style-name="Source_20_Text">--no-interaction</text:span> you tell Composer <text:span text:style-name="Strong_20_Emphasis">not to ask you any questions</text:span>.<text:line-break/>If you don’t also give it enough information on the command line (e.g. <text:span text:style-name="Source_20_Text">--name</text:span>, <text:span text:style-name="Source_20_Text">--require</text:span>, <text:span text:style-name="Source_20_Text">--description</text:span>, …) Composer has nothing to put into the file, so it aborts with the message you saw:</text:p>
      <text:p text:style-name="P13"><text:span text:style-name="Source_20_Text">You have to run this command in interactive mode, or specify at least some data using --name, --require, etc.</text:span></text:p>
      <text:p text:style-name="Text_20_body">You have two easy ways around this:</text:p>
      <text:list text:style-name="L11">
        <text:list-item>
          <text:p text:style-name="P75"><text:span text:style-name="Strong_20_Emphasis">Let Composer ask you the questions</text:span> (the usual way). </text:p>
        </text:list-item>
        <text:list-item>
          <text:p text:style-name="P75"><text:span text:style-name="Strong_20_Emphasis">Supply the required data on the command line</text:span> (so you can stay non‑interactive). </text:p>
        </text:list-item>
        <text:list-item>
          <text:p text:style-name="P74"><text:span text:style-name="Strong_20_Emphasis">Skip </text:span><text:span text:style-name="Strong_20_Emphasis"><text:span text:style-name="Source_20_Text">composer init</text:span></text:span><text:span text:style-name="Strong_20_Emphasis"> altogether and create a minimal </text:span><text:span text:style-name="Strong_20_Emphasis"><text:span text:style-name="Source_20_Text">composer.json</text:span></text:span><text:span text:style-name="Strong_20_Emphasis"> yourself</text:span> (the file is just JSON). </text:p>
        </text:list-item>
      </text:list>
      <text:p text:style-name="Text_20_body">Below are step‑by‑step instructions for each approach, plus a quick “copy‑paste” starter <text:span text:style-name="Source_20_Text">composer.json</text:span> you can use for PHPMailer.</text:p>
      <text:p text:style-name="Horizontal_20_Line"/>
      <text:h text:style-name="Heading_20_2" text:outline-level="2">1️⃣ Let Composer run interactively (simplest)</text:h>
      <text:p text:style-name="P9"><text:span text:style-name="Source_20_Text"><text:span text:style-name="T20">cd</text:span></text:span><text:span text:style-name="Source_20_Text"><text:span text:style-name="T14"> /path/to/your/project <text:s text:c="2"/></text:span></text:span><text:span text:style-name="Source_20_Text"><text:span text:style-name="T21"># e.g. ~/public_html/civara-site</text:span></text:span></text:p>
      <text:p text:style-name="P12"><text:span text:style-name="Source_20_Text"><text:span text:style-name="T19">composer</text:span></text:span><text:span text:style-name="Source_20_Text"><text:span text:style-name="T14"> init</text:span></text:span></text:p>
      <text:p text:style-name="Text_20_body">You’ll be prompted for:</text:p>
      <text:p text:style-name="Preformatted_20_Text"><text:span text:style-name="Source_20_Text">Package name (&lt;vendor&gt;/&lt;name&gt;) []: yourname/civara-site</text:span></text:p>
      <text:p text:style-name="Preformatted_20_Text"><text:span text:style-name="Source_20_Text">Description []: Contact‑form site using PHPMailer</text:span></text:p>
      <text:p text:style-name="Preformatted_20_Text"><text:span text:style-name="Source_20_Text">Author []: Your Name &lt;you@example.com&gt;</text:span></text:p>
      <text:p text:style-name="Preformatted_20_Text"><text:span text:style-name="Source_20_Text">Minimum Stability []: stable</text:span></text:p>
      <text:p text:style-name="Preformatted_20_Text"><text:span text:style-name="Source_20_Text">Package Type (library) []:</text:span></text:p>
      <text:p text:style-name="Preformatted_20_Text"><text:span text:style-name="Source_20_Text">License []: MIT</text:span></text:p>
      <text:p text:style-name="Preformatted_20_Text"><text:span text:style-name="Source_20_Text">Define your dependencies? [yes] &gt; yes</text:span></text:p>
      <text:p text:style-name="Preformatted_20_Text"><text:span text:style-name="Source_20_Text">Search for a package: phpmailer/phpmailer</text:span></text:p>
      <text:p text:style-name="P13"><text:span text:style-name="Source_20_Text">Enter the version constraint to require (or leave blank to use latest): ^7.0</text:span></text:p>
      <text:p text:style-name="Text_20_body">When you finish, Composer writes a <text:span text:style-name="Source_20_Text">composer.json</text:span> that already contains the PHPMailer requirement.</text:p>
      <text:p text:style-name="Quotations"><text:span text:style-name="Strong_20_Emphasis">Tip:</text:span> If you only need PHPMailer, you can stop after the “Define your dependencies?” question and just type <text:span text:style-name="Source_20_Text">yes</text:span> → <text:span text:style-name="Source_20_Text">phpmailer/phpmailer</text:span> → <text:span text:style-name="Source_20_Text">^7.0</text:span>.</text:p>
      <text:p text:style-name="Horizontal_20_Line"/>
      <text:h text:style-name="Heading_20_2" text:outline-level="2"><text:soft-page-break/>2️⃣ Fully non‑interactive (all data supplied on the command line)</text:h>
      <text:p text:style-name="Text_20_body">If you really want a single command with no prompts, give Composer everything it needs:</text:p>
      <text:p text:style-name="P9"><text:span text:style-name="Source_20_Text"><text:span text:style-name="T19">composer</text:span></text:span><text:span text:style-name="Source_20_Text"><text:span text:style-name="T14"> init \</text:span></text:span></text:p>
      <text:p text:style-name="P11"><text:span text:style-name="Source_20_Text"><text:span text:style-name="T15"><text:s text:c="4"/></text:span></text:span><text:span text:style-name="Source_20_Text"><text:span text:style-name="T14">--name</text:span></text:span><text:span text:style-name="Source_20_Text"><text:span text:style-name="T19">=</text:span></text:span><text:span text:style-name="Source_20_Text"><text:span text:style-name="T18">"yourname/civara-site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description</text:span></text:span><text:span text:style-name="Source_20_Text"><text:span text:style-name="T19">=</text:span></text:span><text:span text:style-name="Source_20_Text"><text:span text:style-name="T18">"Contact‑form site using PHPMailer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author</text:span></text:span><text:span text:style-name="Source_20_Text"><text:span text:style-name="T19">=</text:span></text:span><text:span text:style-name="Source_20_Text"><text:span text:style-name="T18">"Your Name &lt;you@example.com&gt;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require</text:span></text:span><text:span text:style-name="Source_20_Text"><text:span text:style-name="T19">=</text:span></text:span><text:span text:style-name="Source_20_Text"><text:span text:style-name="T18">"phpmailer/phpmailer:^7.0"</text:span></text:span><text:span text:style-name="Source_20_Text"><text:span text:style-name="T14"> \</text:span></text:span></text:p>
      <text:p text:style-name="P12"><text:span text:style-name="Source_20_Text"><text:span text:style-name="T15"><text:s text:c="4"/></text:span></text:span><text:span text:style-name="Source_20_Text"><text:span text:style-name="T14">--no-interaction</text:span></text:span></text:p>
      <text:p text:style-name="Text_20_body">What this does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Flag</text:p>
            </table:table-cell>
            <table:table-cell table:style-name="Table5.A1" office:value-type="string">
              <text:p text:style-name="Table_20_Heading">What it set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--name</text:span></text:p>
          </table:table-cell>
          <table:table-cell table:style-name="Table5.A1" office:value-type="string">
            <text:p text:style-name="Table_20_Contents"><text:span text:style-name="Source_20_Text">"vendor/package"</text:span> identifier (any string you like).</text:p>
          </table:table-cell>
        </table:table-row>
        <table:table-row>
          <table:table-cell table:style-name="Table5.A1" office:value-type="string">
            <text:p text:style-name="Table_20_Contents"><text:span text:style-name="Source_20_Text">--description</text:span></text:p>
          </table:table-cell>
          <table:table-cell table:style-name="Table5.A1" office:value-type="string">
            <text:p text:style-name="Table_20_Contents">Human‑readable description.</text:p>
          </table:table-cell>
        </table:table-row>
        <table:table-row>
          <table:table-cell table:style-name="Table5.A1" office:value-type="string">
            <text:p text:style-name="Table_20_Contents"><text:span text:style-name="Source_20_Text">--author</text:span></text:p>
          </table:table-cell>
          <table:table-cell table:style-name="Table5.A1" office:value-type="string">
            <text:p text:style-name="Table_20_Contents">Your name/email.</text:p>
          </table:table-cell>
        </table:table-row>
        <table:table-row>
          <table:table-cell table:style-name="Table5.A1" office:value-type="string">
            <text:p text:style-name="Table_20_Contents"><text:span text:style-name="Source_20_Text">--require</text:span></text:p>
          </table:table-cell>
          <table:table-cell table:style-name="Table5.A1" office:value-type="string">
            <text:p text:style-name="Table_20_Contents">Adds the dependency (<text:span text:style-name="Source_20_Text">phpmailer/phpmailer</text:span> version <text:span text:style-name="Source_20_Text">^7.0</text:span>).</text:p>
          </table:table-cell>
        </table:table-row>
        <table:table-row>
          <table:table-cell table:style-name="Table5.A1" office:value-type="string">
            <text:p text:style-name="Table_20_Contents"><text:span text:style-name="Source_20_Text">--no-interaction</text:span></text:p>
          </table:table-cell>
          <table:table-cell table:style-name="Table5.A1" office:value-type="string">
            <text:p text:style-name="Table_20_Contents">Skips all prompts.</text:p>
          </table:table-cell>
        </table:table-row>
      </table:table>
      <text:p text:style-name="Text_20_body">After the command finishes you’ll have a ready‑to‑go <text:span text:style-name="Source_20_Text">composer.json</text:span> with PHPMailer already listed as a requirement.</text:p>
      <text:p text:style-name="Horizontal_20_Line"/>
      <text:h text:style-name="Heading_20_2" text:outline-level="2">3️⃣ Skip <text:span text:style-name="Source_20_Text">composer init</text:span> entirely – write the file yourself</text:h>
      <text:p text:style-name="Text_20_body">A <text:span text:style-name="Source_20_Text">composer.json</text:span> is just plain JSON. Create the file manually (via FTP, cPanel File Manager, or <text:span text:style-name="Source_20_Text">nano composer.json</text:span>) with the following minimal content:</text:p>
      <text:p text:style-name="P9"><text:span text:style-name="Source_20_Text"><text:span text:style-name="T14">{</text:span></text:span></text:p>
      <text:p text:style-name="P11"><text:span text:style-name="Source_20_Text"><text:span text:style-name="T15"><text:s text:c="4"/></text:span></text:span><text:span text:style-name="Source_20_Text"><text:span text:style-name="T16">"name"</text:span></text:span><text:span text:style-name="Source_20_Text"><text:span text:style-name="T19">:</text:span></text:span><text:span text:style-name="Source_20_Text"><text:span text:style-name="T14"> </text:span></text:span><text:span text:style-name="Source_20_Text"><text:span text:style-name="T18">"yourname/civara-site"</text:span></text:span><text:span text:style-name="Source_20_Text"><text:span text:style-name="T14">,</text:span></text:span></text:p>
      <text:p text:style-name="P11"><text:span text:style-name="Source_20_Text"><text:span text:style-name="T15"><text:s text:c="4"/></text:span></text:span><text:span text:style-name="Source_20_Text"><text:span text:style-name="T16">"description"</text:span></text:span><text:span text:style-name="Source_20_Text"><text:span text:style-name="T19">:</text:span></text:span><text:span text:style-name="Source_20_Text"><text:span text:style-name="T14"> </text:span></text:span><text:span text:style-name="Source_20_Text"><text:span text:style-name="T18">"Contact‑form site using PHPMailer"</text:span></text:span><text:span text:style-name="Source_20_Text"><text:span text:style-name="T14">,</text:span></text:span></text:p>
      <text:p text:style-name="P11"><text:span text:style-name="Source_20_Text"><text:span text:style-name="T15"><text:s text:c="4"/></text:span></text:span><text:span text:style-name="Source_20_Text"><text:span text:style-name="T16">"require"</text:span></text:span><text:span text:style-name="Source_20_Text"><text:span text:style-name="T19">:</text:span></text:span><text:span text:style-name="Source_20_Text"><text:span text:style-name="T14"> {</text:span></text:span></text:p>
      <text:p text:style-name="P11"><text:span text:style-name="Source_20_Text"><text:span text:style-name="T15"><text:s text:c="8"/></text:span></text:span><text:span text:style-name="Source_20_Text"><text:span text:style-name="T16">"phpmailer/phpmailer"</text:span></text:span><text:span text:style-name="Source_20_Text"><text:span text:style-name="T19">:</text:span></text:span><text:span text:style-name="Source_20_Text"><text:span text:style-name="T14"> </text:span></text:span><text:span text:style-name="Source_20_Text"><text:span text:style-name="T18">"^7.0"</text:span></text:span></text:p>
      <text:p text:style-name="P11"><text:span text:style-name="Source_20_Text"><text:span text:style-name="T15"><text:s text:c="4"/></text:span></text:span><text:span text:style-name="Source_20_Text"><text:span text:style-name="T14">},</text:span></text:span></text:p>
      <text:p text:style-name="P11"><text:span text:style-name="Source_20_Text"><text:span text:style-name="T15"><text:s text:c="4"/></text:span></text:span><text:span text:style-name="Source_20_Text"><text:span text:style-name="T16">"autoload"</text:span></text:span><text:span text:style-name="Source_20_Text"><text:span text:style-name="T19">:</text:span></text:span><text:span text:style-name="Source_20_Text"><text:span text:style-name="T14"> {</text:span></text:span></text:p>
      <text:p text:style-name="P11"><text:span text:style-name="Source_20_Text"><text:span text:style-name="T15"><text:s text:c="8"/></text:span></text:span><text:span text:style-name="Source_20_Text"><text:span text:style-name="T16">"psr-4"</text:span></text:span><text:span text:style-name="Source_20_Text"><text:span text:style-name="T19">:</text:span></text:span><text:span text:style-name="Source_20_Text"><text:span text:style-name="T14"> {</text:span></text:span></text:p>
      <text:p text:style-name="P11"><text:span text:style-name="Source_20_Text"><text:span text:style-name="T15"><text:s text:c="12"/></text:span></text:span><text:span text:style-name="Source_20_Text"><text:span text:style-name="T16">""</text:span></text:span><text:span text:style-name="Source_20_Text"><text:span text:style-name="T19">:</text:span></text:span><text:span text:style-name="Source_20_Text"><text:span text:style-name="T14"> </text:span></text:span><text:span text:style-name="Source_20_Text"><text:span text:style-name="T18">"src/"</text:span></text:span></text:p>
      <text:p text:style-name="P11"><text:span text:style-name="Source_20_Text"><text:span text:style-name="T15"><text:s text:c="8"/></text:span></text:span><text:span text:style-name="Source_20_Text"><text:span text:style-name="T14">}</text:span></text:span></text:p>
      <text:p text:style-name="P11"><text:span text:style-name="Source_20_Text"><text:span text:style-name="T15"><text:s text:c="4"/></text:span></text:span><text:span text:style-name="Source_20_Text"><text:span text:style-name="T14">}</text:span></text:span></text:p>
      <text:p text:style-name="P12"><text:soft-page-break/><text:span text:style-name="Source_20_Text"><text:span text:style-name="T14">}</text:span></text:span></text:p>
      <text:p text:style-name="Text_20_body"><text:span text:style-name="Emphasis">Why this works</text:span>:</text:p>
      <text:list text:style-name="L12">
        <text:list-item>
          <text:p text:style-name="P77"><text:span text:style-name="Source_20_Text">"require"</text:span> tells Composer which packages to download. </text:p>
        </text:list-item>
        <text:list-item>
          <text:p text:style-name="P76">The <text:span text:style-name="Source_20_Text">"autoload"</text:span> block is optional for PHPMailer (it already follows PSR‑4), but it’s handy if you later add your own classes under <text:span text:style-name="Source_20_Text">src/</text:span>. </text:p>
        </text:list-item>
      </text:list>
      <text:p text:style-name="Text_20_body">Save the file in the root of your project (same folder where you’ll run Composer).</text:p>
      <text:p text:style-name="Horizontal_20_Line"/>
      <text:h text:style-name="Heading_20_2" text:outline-level="2">4️⃣ Install PHPMailer after you have a <text:span text:style-name="Source_20_Text">composer.json</text:span></text:h>
      <text:p text:style-name="Text_20_body">Regardless of which method you used to create <text:span text:style-name="Source_20_Text">composer.json</text:span>, the next step is the same:</text:p>
      <text:p text:style-name="P10"><text:span text:style-name="Source_20_Text"><text:span text:style-name="T19">composer</text:span></text:span><text:span text:style-name="Source_20_Text"><text:span text:style-name="T14"> </text:span></text:span><text:span text:style-name="Source_20_Text"><text:span text:style-name="T19">install</text:span></text:span></text:p>
      <text:p text:style-name="Text_20_body">What happens:</text:p>
      <text:list text:style-name="L13">
        <text:list-item>
          <text:p text:style-name="P79">Composer reads <text:span text:style-name="Source_20_Text">composer.json</text:span>. </text:p>
        </text:list-item>
        <text:list-item>
          <text:p text:style-name="P79">It resolves the latest compatible version of PHPMailer (<text:span text:style-name="Source_20_Text">7.x</text:span>). </text:p>
        </text:list-item>
        <text:list-item>
          <text:p text:style-name="P79">It downloads PHPMailer into <text:span text:style-name="Source_20_Text">vendor/phpmailer/phpmailer/</text:span>. </text:p>
        </text:list-item>
        <text:list-item>
          <text:p text:style-name="P78">It creates <text:span text:style-name="Source_20_Text">vendor/autoload.php</text:span> – the file you’ll <text:span text:style-name="Source_20_Text">require</text:span> in your PHP scripts. </text:p>
        </text:list-item>
      </text:list>
      <text:p text:style-name="Text_20_body">You should now see a directory tree like:</text:p>
      <text:p text:style-name="Preformatted_20_Text"><text:span text:style-name="Source_20_Text">civara-site/</text:span></text:p>
      <text:p text:style-name="Preformatted_20_Text"><text:span text:style-name="Source_20_Text">├─ composer.json</text:span></text:p>
      <text:p text:style-name="Preformatted_20_Text"><text:span text:style-name="Source_20_Text">├─ composer.lock</text:span></text:p>
      <text:p text:style-name="Preformatted_20_Text"><text:span text:style-name="Source_20_Text">├─ vendor/</text:span></text:p>
      <text:p text:style-name="Preformatted_20_Text"><text:span text:style-name="Source_20_Text">│ <text:s text:c="2"/>├─ autoload.php</text:span></text:p>
      <text:p text:style-name="Preformatted_20_Text"><text:span text:style-name="Source_20_Text">│ <text:s text:c="2"/>└─ phpmailer/</text:span></text:p>
      <text:p text:style-name="Preformatted_20_Text"><text:span text:style-name="Source_20_Text">│ <text:s text:c="6"/>└─ phpmailer/</text:span></text:p>
      <text:p text:style-name="Preformatted_20_Text"><text:span text:style-name="Source_20_Text">│ <text:s text:c="10"/>├─ src/</text:span></text:p>
      <text:p text:style-name="Preformatted_20_Text"><text:span text:style-name="Source_20_Text">│ <text:s text:c="10"/>│ <text:s text:c="2"/>├─ PHPMailer.php</text:span></text:p>
      <text:p text:style-name="Preformatted_20_Text"><text:span text:style-name="Source_20_Text">│ <text:s text:c="10"/>│ <text:s text:c="2"/>├─ SMTP.php</text:span></text:p>
      <text:p text:style-name="Preformatted_20_Text"><text:span text:style-name="Source_20_Text">│ <text:s text:c="10"/>│ <text:s text:c="2"/>└─ Exception.php</text:span></text:p>
      <text:p text:style-name="Preformatted_20_Text"><text:span text:style-name="Source_20_Text">│ <text:s text:c="10"/>└─ …</text:span></text:p>
      <text:p text:style-name="P13"><text:span text:style-name="Source_20_Text">└─ index.php <text:s text:c="2"/>(or whatever your script is)</text:span></text:p>
      <text:p text:style-name="Horizontal_20_Line"/>
      <text:h text:style-name="Heading_20_2" text:outline-level="2">5️⃣ Using the autoloader in your code</text:h>
      <text:p text:style-name="P9"><text:span text:style-name="Source_20_Text"><text:span text:style-name="T16">&lt;?php</text:span></text:span></text:p>
      <text:p text:style-name="P11"><text:span text:style-name="Source_20_Text"><text:span text:style-name="T17">require</text:span></text:span><text:span text:style-name="Source_20_Text"><text:span text:style-name="T14"> </text:span></text:span><text:span text:style-name="Source_20_Text"><text:span text:style-name="T20">__DIR__</text:span></text:span><text:span text:style-name="Source_20_Text"><text:span text:style-name="T14"> </text:span></text:span><text:span text:style-name="Source_20_Text"><text:span text:style-name="T19">.</text:span></text:span><text:span text:style-name="Source_20_Text"><text:span text:style-name="T14"> </text:span></text:span><text:span text:style-name="Source_20_Text"><text:span text:style-name="T18">'/vendor/autoload.php'</text:span></text:span><text:span text:style-name="Source_20_Text"><text:span text:style-name="T14">; <text:s text:c="2"/></text:span></text:span><text:span text:style-name="Source_20_Text"><text:span text:style-name="T21">// &lt;-- loads PHPMailer automatically</text:span></text:span></text:p>
      <text:p text:style-name="P11"/>
      <text:p text:style-name="P11"><text:span text:style-name="Source_20_Text"><text:span text:style-name="T17">use</text:span></text:span><text:span text:style-name="Source_20_Text"><text:span text:style-name="T14"> PHPMailer\PHPMailer\PHPMailer;</text:span></text:span></text:p>
      <text:p text:style-name="P11"><text:soft-page-break/><text:span text:style-name="Source_20_Text"><text:span text:style-name="T17">use</text:span></text:span><text:span text:style-name="Source_20_Text"><text:span text:style-name="T14"> PHPMailer\PHPMailer\Exception;</text:span></text:span></text:p>
      <text:p text:style-name="P11"/>
      <text:p text:style-name="P12"><text:span text:style-name="Source_20_Text"><text:span text:style-name="T21">// …your mailing logic here…</text:span></text:span></text:p>
      <text:p text:style-name="Text_20_body">That single <text:span text:style-name="Source_20_Text">require</text:span> line replaces the three manual <text:span text:style-name="Source_20_Text">require</text:span> statements you would otherwise need for <text:span text:style-name="Source_20_Text">PHPMailer.php</text:span>, <text:span text:style-name="Source_20_Text">SMTP.php</text:span>, and <text:span text:style-name="Source_20_Text">Exception.php</text:span>.</text:p>
      <text:p text:style-name="Horizontal_20_Line"/>
      <text:h text:style-name="Heading_20_2" text:outline-level="2">6️⃣ What if you cannot run Composer on the server?</text:h>
      <text:p text:style-name="Text_20_body">Many shared‑hosting plans (including some Namecheap plans) restrict SSH or don’t have Composer installed. In that case:</text:p>
      <text:list text:style-name="L14">
        <text:list-item>
          <text:p text:style-name="P81"><text:span text:style-name="Strong_20_Emphasis">Run Composer on your local machine</text:span> (or any machine that has PHP ≥ 7.0 and Composer). </text:p>
        </text:list-item>
        <text:list-item>
          <text:p text:style-name="P81">The command <text:span text:style-name="Source_20_Text">composer install</text:span> will create the <text:span text:style-name="Source_20_Text">vendor/</text:span> folder locally. </text:p>
        </text:list-item>
        <text:list-item>
          <text:p text:style-name="P81"><text:span text:style-name="Strong_20_Emphasis">Upload the entire project folder</text:span> (including <text:span text:style-name="Source_20_Text">vendor/</text:span>) to the server via FTP/SFTP. </text:p>
        </text:list-item>
        <text:list-item>
          <text:p text:style-name="P80">No further Composer steps are needed on the host; the autoloader works because the files are already present. </text:p>
        </text:list-item>
      </text:list>
      <text:p text:style-name="Horizontal_20_Line"/>
      <text:h text:style-name="Heading_20_2" text:outline-level="2">7️⃣ Quick cheat‑sheet (copy‑paste)</text:h>
      <text:p text:style-name="P15"><text:span text:style-name="Source_20_Text"><text:span text:style-name="T22"># 1️⃣ Go to your site folder (adjust the path)</text:span></text:span></text:p>
      <text:p text:style-name="P11"><text:span text:style-name="Source_20_Text"><text:span text:style-name="T20">cd</text:span></text:span><text:span text:style-name="Source_20_Text"><text:span text:style-name="T14"> ~/public_html/civara-site</text:span></text:span></text:p>
      <text:p text:style-name="P11"/>
      <text:p text:style-name="P14"><text:span text:style-name="Source_20_Text"><text:span text:style-name="T22"># 2️⃣ Create composer.json in one line (non‑interactive)</text:span></text:span></text:p>
      <text:p text:style-name="P11"><text:span text:style-name="Source_20_Text"><text:span text:style-name="T19">composer</text:span></text:span><text:span text:style-name="Source_20_Text"><text:span text:style-name="T14"> init \</text:span></text:span></text:p>
      <text:p text:style-name="P11"><text:span text:style-name="Source_20_Text"><text:span text:style-name="T15"><text:s text:c="4"/></text:span></text:span><text:span text:style-name="Source_20_Text"><text:span text:style-name="T14">--name</text:span></text:span><text:span text:style-name="Source_20_Text"><text:span text:style-name="T19">=</text:span></text:span><text:span text:style-name="Source_20_Text"><text:span text:style-name="T18">"yourname/civara-site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description</text:span></text:span><text:span text:style-name="Source_20_Text"><text:span text:style-name="T19">=</text:span></text:span><text:span text:style-name="Source_20_Text"><text:span text:style-name="T18">"Contact‑form site using PHPMailer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author</text:span></text:span><text:span text:style-name="Source_20_Text"><text:span text:style-name="T19">=</text:span></text:span><text:span text:style-name="Source_20_Text"><text:span text:style-name="T18">"Your Name &lt;you@example.com&gt;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require</text:span></text:span><text:span text:style-name="Source_20_Text"><text:span text:style-name="T19">=</text:span></text:span><text:span text:style-name="Source_20_Text"><text:span text:style-name="T18">"phpmailer/phpmailer:^7.0"</text:span></text:span><text:span text:style-name="Source_20_Text"><text:span text:style-name="T14"> \</text:span></text:span></text:p>
      <text:p text:style-name="P11"><text:span text:style-name="Source_20_Text"><text:span text:style-name="T15"><text:s text:c="4"/></text:span></text:span><text:span text:style-name="Source_20_Text"><text:span text:style-name="T14">--no-interaction</text:span></text:span></text:p>
      <text:p text:style-name="P11"/>
      <text:p text:style-name="P14"><text:span text:style-name="Source_20_Text"><text:span text:style-name="T22"># 3️⃣ Install the dependency</text:span></text:span></text:p>
      <text:p text:style-name="P11"><text:span text:style-name="Source_20_Text"><text:span text:style-name="T19">composer</text:span></text:span><text:span text:style-name="Source_20_Text"><text:span text:style-name="T14"> </text:span></text:span><text:span text:style-name="Source_20_Text"><text:span text:style-name="T19">install</text:span></text:span></text:p>
      <text:p text:style-name="P11"/>
      <text:p text:style-name="P14"><text:span text:style-name="Source_20_Text"><text:span text:style-name="T22"># 4️⃣ Verify the autoloader exists</text:span></text:span></text:p>
      <text:p text:style-name="P12"><text:span text:style-name="Source_20_Text"><text:span text:style-name="T19">ls</text:span></text:span><text:span text:style-name="Source_20_Text"><text:span text:style-name="T14"> -l vendor/autoload.php</text:span></text:span></text:p>
      <text:p text:style-name="Text_20_body"><text:soft-page-break/>If you prefer the interactive route, just replace step 2 with <text:span text:style-name="Source_20_Text">composer init</text:span> and answer the prompts.</text:p>
      <text:p text:style-name="Horizontal_20_Line"/>
      <text:h text:style-name="Heading_20_2" text:outline-level="2">8️⃣ Common troubleshooting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Symptom</text:p>
            </table:table-cell>
            <table:table-cell table:style-name="Table6.A1" office:value-type="string">
              <text:p text:style-name="Table_20_Heading">Likely cause</text:p>
            </table:table-cell>
            <table:table-cell table:style-name="Table6.A1" office:value-type="string">
              <text:p text:style-name="Table_20_Heading">Fix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composer: command not found</text:span></text:p>
          </table:table-cell>
          <table:table-cell table:style-name="Table6.A1" office:value-type="string">
            <text:p text:style-name="Table_20_Contents">Composer isn’t installed or not in <text:span text:style-name="Source_20_Text">$PATH</text:span>.</text:p>
          </table:table-cell>
          <table:table-cell table:style-name="Table6.A1" office:value-type="string">
            <text:p text:style-name="Table_20_Contents">Follow the <text:span text:style-name="Strong_20_Emphasis">Composer installation</text:span> snippet in the previous answer (download <text:span text:style-name="Source_20_Text">composer.phar</text:span> or install globally).</text:p>
          </table:table-cell>
        </table:table-row>
        <table:table-row>
          <table:table-cell table:style-name="Table6.A1" office:value-type="string">
            <text:p text:style-name="Table_20_Contents"><text:span text:style-name="Source_20_Text">Failed to download phpmailer/phpmailer</text:span></text:p>
          </table:table-cell>
          <table:table-cell table:style-name="Table6.A1" office:value-type="string">
            <text:p text:style-name="Table_20_Contents">Network restriction or outdated TLS on the host.</text:p>
          </table:table-cell>
          <table:table-cell table:style-name="Table6.A1" office:value-type="string">
            <text:p text:style-name="Table_20_Contents">Ensure the host allows outbound HTTPS. If you’re on a very old PHP version, upgrade PHP or use an older PHPMailer (<text:span text:style-name="Source_20_Text">composer require phpmailer/phpmailer:^5.2</text:span>).</text:p>
          </table:table-cell>
        </table:table-row>
        <table:table-row>
          <table:table-cell table:style-name="Table6.A1" office:value-type="string">
            <text:p text:style-name="Table_20_Contents"><text:span text:style-name="Source_20_Text">Permission denied</text:span> when creating <text:span text:style-name="Source_20_Text">vendor/</text:span></text:p>
          </table:table-cell>
          <table:table-cell table:style-name="Table6.A1" office:value-type="string">
            <text:p text:style-name="Table_20_Contents">The web‑root directory isn’t writable by the user running Composer.</text:p>
          </table:table-cell>
          <table:table-cell table:style-name="Table6.A1" office:value-type="string">
            <text:p text:style-name="Table_20_Contents">Change ownership/permissions (<text:span text:style-name="Source_20_Text">chown -R $USER:$USER .</text:span> or <text:span text:style-name="Source_20_Text">chmod -R 755 .</text:span>).</text:p>
          </table:table-cell>
        </table:table-row>
        <table:table-row>
          <table:table-cell table:style-name="Table6.A1" office:value-type="string">
            <text:p text:style-name="Table_20_Contents"><text:span text:style-name="Source_20_Text">Class 'PHPMailer\PHPMailer\PHPMailer' not found</text:span> after upload</text:p>
          </table:table-cell>
          <table:table-cell table:style-name="Table6.A1" office:value-type="string">
            <text:p text:style-name="Table_20_Contents"><text:span text:style-name="Source_20_Text">vendor/autoload.php</text:span> missing or wrong path.</text:p>
          </table:table-cell>
          <table:table-cell table:style-name="Table6.A1" office:value-type="string">
            <text:p text:style-name="Table_20_Contents">Verify the file exists on the server and that the <text:span text:style-name="Source_20_Text">require</text:span> statement points to the correct relative location.</text:p>
          </table:table-cell>
        </table:table-row>
      </table:table>
      <text:p text:style-name="Horizontal_20_Line"/>
      <text:h text:style-name="Heading_20_3" text:outline-level="3">TL;DR</text:h>
      <text:list text:style-name="L15">
        <text:list-item>
          <text:p text:style-name="P83"><text:span text:style-name="Strong_20_Emphasis">Create a </text:span><text:span text:style-name="Strong_20_Emphasis"><text:span text:style-name="Source_20_Text">composer.json</text:span></text:span> (either interactively with <text:span text:style-name="Source_20_Text">composer init</text:span>, non‑interactively with flags, or by hand). </text:p>
        </text:list-item>
        <text:list-item>
          <text:p text:style-name="P83"><text:span text:style-name="Strong_20_Emphasis">Run </text:span><text:span text:style-name="Strong_20_Emphasis"><text:span text:style-name="Source_20_Text">composer install</text:span></text:span> – Composer pulls PHPMailer into <text:span text:style-name="Source_20_Text">vendor/</text:span> and creates <text:span text:style-name="Source_20_Text">vendor/autoload.php</text:span>. </text:p>
        </text:list-item>
        <text:list-item>
          <text:p text:style-name="P82"><text:span text:style-name="Strong_20_Emphasis">Include the autoloader</text:span> in your PHP script: <text:span text:style-name="Source_20_Text">require __DIR__.'/vendor/autoload.php';</text:span>. </text:p>
        </text:list-item>
      </text:list>
      <text:p text:style-name="Text_20_body">If you can’t run Composer on the host, run it locally, zip the whole folder (including <text:span text:style-name="Source_20_Text">vendor/</text:span>), and upload it. After that, your PHPMailer code works without any extra includes. Happy mailing!</text:p>
      <text:p text:style-name="Text_20_body"/>
      <text:p text:style-name="Text_20_body"/>
      <text:p text:style-name="Text_20_body"/>
      <text:p text:style-name="Text_20_body"/>
      <text:p text:style-name="P18">Please give me things to think about for securely storing <text:span text:style-name="T23">the “Proton SMTP submission token” <text:s/>I am planning on storing it in a sever environment variable.</text:span></text:p>
      <text:p text:style-name="P19">Questions:</text:p>
      <text:p text:style-name="P19"><text:soft-page-break/>How should I populate the sever environment variable after a server reboot?</text:p>
      <text:p text:style-name="P19">How do I implement protected config file?</text:p>
      <text:p text:style-name="P19">How do I implement a secrets manager?</text:p>
      <text:p text:style-name="P19">What is the preferred security solution knowing my site is hosted on namecheap.com?</text:p>
      <text:p text:style-name="P18"/>
      <text:p text:style-name="P18"/>
      <text:p text:style-name="P18">Even though the token replaces the “hard‑coded” password, the token must be kept secret. In practice you’ll still want to keep it out of your source code (e.g., in a server environment variable, a protected config file, or a secrets manager). The token is the only credential PHPMailer needs for authentication.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5:32:16.326705778</meta:creation-date>
    <meta:generator>LibreOffice/24.2.7.2$Linux_X86_64 LibreOffice_project/420$Build-2</meta:generator>
    <dc:date>2026-04-04T15:33:48.469578530</dc:date>
    <meta:editing-duration>P3DT4H34M27S</meta:editing-duration>
    <meta:editing-cycles>12</meta:editing-cycles>
    <meta:document-statistic meta:table-count="6" meta:image-count="0" meta:object-count="0" meta:page-count="20" meta:paragraph-count="497" meta:word-count="3756" meta:character-count="25984" meta:non-whitespace-character-count="22170"/>
  </office:meta>
</office:document-meta>
</file>